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color="#999999"/>
    </style:style>
    <style:style style:name="T5_2" style:family="text">
      <style:text-properties fo:color="#999999"/>
    </style:style>
    <style:style style:name="T5_3" style:family="text">
      <style:text-properties fo:color="#999999"/>
    </style:style>
    <style:style style:name="T5_4" style:family="text">
      <style:text-properties fo:color="#999999"/>
    </style:style>
    <style:style style:name="T5_5" style:family="text">
      <style:text-properties fo:color="#999999"/>
    </style:style>
    <style:style style:name="T5_6" style:family="text">
      <style:text-properties fo:color="#999999"/>
    </style:style>
    <style:style style:name="T5_7" style:family="text">
      <style:text-properties fo:color="#999999"/>
    </style:style>
    <style:style style:name="T5_8" style:family="text">
      <style:text-properties fo:color="#999999"/>
    </style:style>
    <style:style style:name="T5_9" style:family="text">
      <style:text-properties fo:color="#999999"/>
    </style:style>
    <style:style style:name="T5_10" style:family="text">
      <style:text-properties fo:color="#999999"/>
    </style:style>
    <style:style style:name="T5_11" style:family="text">
      <style:text-properties fo:color="#999999"/>
    </style:style>
    <style:style style:name="T5_12" style:family="text">
      <style:text-properties fo:color="#999999"/>
    </style:style>
    <style:style style:name="T5_13" style:family="text">
      <style:text-properties fo:color="#999999"/>
    </style:style>
    <style:style style:name="T5_14" style:family="text">
      <style:text-properties fo:color="#999999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color="#999999"/>
    </style:style>
    <style:style style:name="T6_2" style:family="text">
      <style:text-properties fo:color="#999999"/>
    </style:style>
    <style:style style:name="T6_3" style:family="text">
      <style:text-properties fo:color="#999999"/>
    </style:style>
    <style:style style:name="T6_4" style:family="text">
      <style:text-properties fo:color="#999999"/>
    </style:style>
    <style:style style:name="T6_5" style:family="text">
      <style:text-properties fo:color="#999999"/>
    </style:style>
    <style:style style:name="T6_6" style:family="text">
      <style:text-properties fo:color="#999999"/>
    </style:style>
    <style:style style:name="T6_7" style:family="text">
      <style:text-properties fo:color="#999999"/>
    </style:style>
    <style:style style:name="T6_8" style:family="text">
      <style:text-properties fo:color="#999999"/>
    </style:style>
    <style:style style:name="T6_9" style:family="text">
      <style:text-properties fo:color="#999999"/>
    </style:style>
    <style:style style:name="T6_10" style:family="text">
      <style:text-properties fo:color="#999999"/>
    </style:style>
    <style:style style:name="T6_11" style:family="text">
      <style:text-properties fo:color="#999999"/>
    </style:style>
    <style:style style:name="T6_12" style:family="text">
      <style:text-properties fo:color="#999999"/>
    </style:style>
    <style:style style:name="T6_13" style:family="text">
      <style:text-properties fo:color="#999999"/>
    </style:style>
    <style:style style:name="T6_14" style:family="text">
      <style:text-properties fo:color="#999999"/>
    </style:style>
    <style:style style:name="T6_15" style:family="text">
      <style:text-properties fo:color="#999999"/>
    </style:style>
    <style:style style:name="T6_16" style:family="text">
      <style:text-properties fo:color="#999999"/>
    </style:style>
    <style:style style:name="T6_17" style:family="text">
      <style:text-properties fo:color="#999999"/>
    </style:style>
    <style:style style:name="T6_18" style:family="text">
      <style:text-properties fo:color="#999999"/>
    </style:style>
    <style:style style:name="T6_19" style:family="text">
      <style:text-properties fo:color="#999999"/>
    </style:style>
    <style:style style:name="T6_20" style:family="text">
      <style:text-properties fo:color="#999999"/>
    </style:style>
    <style:style style:name="T6_21" style:family="text">
      <style:text-properties fo:color="#999999"/>
    </style:style>
    <style:style style:name="T6_22" style:family="text">
      <style:text-properties fo:color="#999999"/>
    </style:style>
    <style:style style:name="T6_23" style:family="text">
      <style:text-properties fo:color="#999999"/>
    </style:style>
    <style:style style:name="T6_24" style:family="text">
      <style:text-properties fo:color="#999999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color="#999999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color="#999999"/>
    </style:style>
    <style:style style:name="T8_2" style:family="text">
      <style:text-properties fo:color="#999999"/>
    </style:style>
    <style:style style:name="T8_3" style:family="text">
      <style:text-properties fo:color="#999999"/>
    </style:style>
    <style:style style:name="T8_4" style:family="text">
      <style:text-properties fo:color="#999999"/>
    </style:style>
    <style:style style:name="T8_5" style:family="text">
      <style:text-properties fo:color="#999999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>
      <style:text-properties fo:font-weight="bold" style:font-weight-asian="bold" style:font-weight-complex="bold"/>
    </style:style>
    <style:style style:name="T11_10" style:family="text">
      <style:text-properties fo:font-weight="bold" style:font-weight-asian="bold" style:font-weight-complex="bold"/>
    </style:style>
    <style:style style:name="T11_11" style:family="text">
      <style:text-properties fo:font-weight="bold" style:font-weight-asian="bold" style:font-weight-complex="bold"/>
    </style:style>
    <style:style style:name="T11_12" style:family="text">
      <style:text-properties fo:font-weight="bold" style:font-weight-asian="bold" style:font-weight-complex="bold"/>
    </style:style>
    <style:style style:name="T11_13" style:family="text">
      <style:text-properties fo:font-weight="bold" style:font-weight-asian="bold" style:font-weight-complex="bold"/>
    </style:style>
    <style:style style:name="T11_14" style:family="text">
      <style:text-properties fo:font-weight="bold" style:font-weight-asian="bold" style:font-weight-complex="bold"/>
    </style:style>
    <style:style style:name="T11_15" style:family="text">
      <style:text-properties fo:font-weight="bold" style:font-weight-asian="bold" style:font-weight-complex="bold"/>
    </style:style>
    <style:style style:name="T11_16" style:family="text">
      <style:text-properties fo:font-weight="bold" style:font-weight-asian="bold" style:font-weight-complex="bold"/>
    </style:style>
    <style:style style:name="T11_17" style:family="text">
      <style:text-properties fo:font-weight="bold" style:font-weight-asian="bold" style:font-weight-complex="bold"/>
    </style:style>
    <style:style style:name="T11_18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>
      <style:text-properties fo:font-style="italic" style:font-style-asian="italic" style:font-style-complex="italic"/>
    </style:style>
    <style:style style:name="T12_10" style:family="text">
      <style:text-properties fo:font-style="italic" style:font-style-asian="italic" style:font-style-complex="italic"/>
    </style:style>
    <style:style style:name="T12_11" style:family="text">
      <style:text-properties fo:font-style="italic" style:font-style-asian="italic" style:font-style-complex="italic"/>
    </style:style>
    <style:style style:name="T12_12" style:family="text">
      <style:text-properties fo:font-style="italic" style:font-style-asian="italic" style:font-style-complex="italic"/>
    </style:style>
    <style:style style:name="T12_13" style:family="text">
      <style:text-properties fo:font-style="italic" style:font-style-asian="italic" style:font-style-complex="italic"/>
    </style:style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>
      <style:text-properties fo:font-weight="bold" style:font-weight-asian="bold" style:font-weight-complex="bold"/>
    </style:style>
    <style:style style:name="T21_8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>
      <style:text-properties fo:font-weight="bold" style:font-weight-asian="bold" style:font-weight-complex="bold"/>
    </style:style>
    <style:style style:name="T35_8" style:family="text">
      <style:text-properties fo:font-weight="bold" style:font-weight-asian="bold" style:font-weight-complex="bold"/>
    </style:style>
    <style:style style:name="T35_9" style:family="text">
      <style:text-properties fo:font-weight="bold" style:font-weight-asian="bold" style:font-weight-complex="bold"/>
    </style:style>
    <style:style style:name="T35_10" style:family="text">
      <style:text-properties fo:font-weight="bold" style:font-weight-asian="bold" style:font-weight-complex="bold"/>
    </style:style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T35_13" style:family="text">
      <style:text-properties fo:font-weight="bold" style:font-weight-asian="bold" style:font-weight-complex="bold"/>
    </style:style>
    <style:style style:name="T35_14" style:family="text">
      <style:text-properties fo:font-weight="bold" style:font-weight-asian="bold" style:font-weight-complex="bold"/>
    </style:style>
    <style:style style:name="T35_15" style:family="text">
      <style:text-properties fo:font-weight="bold" style:font-weight-asian="bold" style:font-weight-complex="bold"/>
    </style:style>
    <style:style style:name="T35_16" style:family="text">
      <style:text-properties fo:font-weight="bold" style:font-weight-asian="bold" style:font-weight-complex="bold"/>
    </style:style>
    <style:style style:name="T35_17" style:family="text">
      <style:text-properties fo:font-weight="bold" style:font-weight-asian="bold" style:font-weight-complex="bold"/>
    </style:style>
    <style:style style:name="T35_18" style:family="text">
      <style:text-properties fo:font-weight="bold" style:font-weight-asian="bold" style:font-weight-complex="bold"/>
    </style:style>
    <style:style style:name="T35_19" style:family="text">
      <style:text-properties fo:font-weight="bold" style:font-weight-asian="bold" style:font-weight-complex="bold"/>
    </style:style>
    <style:style style:name="T35_20" style:family="text">
      <style:text-properties fo:font-weight="bold" style:font-weight-asian="bold" style:font-weight-complex="bold"/>
    </style:style>
    <style:style style:name="T35_21" style:family="text">
      <style:text-properties fo:font-weight="bold" style:font-weight-asian="bold" style:font-weight-complex="bold"/>
    </style:style>
    <style:style style:name="T35_22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color="#999999"/>
    </style:style>
    <style:style style:name="T37_2" style:family="text">
      <style:text-properties fo:color="#999999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color="#999999"/>
    </style:style>
    <style:style style:name="T38_2" style:family="text">
      <style:text-properties fo:color="#999999"/>
    </style:style>
    <style:style style:name="T38_3" style:family="text">
      <style:text-properties fo:color="#999999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color="#999999"/>
    </style:style>
    <style:style style:name="T39_2" style:family="text">
      <style:text-properties fo:color="#999999"/>
    </style:style>
    <style:style style:name="T39_3" style:family="text">
      <style:text-properties fo:color="#999999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color="#999999"/>
    </style:style>
    <style:style style:name="T40_2" style:family="text">
      <style:text-properties fo:color="#999999"/>
    </style:style>
    <style:style style:name="T40_3" style:family="text">
      <style:text-properties fo:color="#999999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>
      <style:text-properties fo:color="#999999"/>
    </style:style>
    <style:style style:name="T41_2" style:family="text">
      <style:text-properties fo:color="#999999"/>
    </style:style>
    <style:style style:name="T41_3" style:family="text">
      <style:text-properties fo:color="#999999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>
      <style:text-properties fo:font-weight="bold" style:font-weight-asian="bold" style:font-weight-complex="bold"/>
    </style:style>
    <style:style style:name="T46_8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999999" fo:font-weight="bold" style:font-weight-asian="bold" style:font-weight-complex="bold"/>
    </style:style>
    <style:style style:name="T49_2" style:family="text">
      <style:text-properties fo:color="#999999" fo:font-weight="bold" style:font-weight-asian="bold" style:font-weight-complex="bold"/>
    </style:style>
    <style:style style:name="T49_3" style:family="text">
      <style:text-properties fo:color="#999999" fo:font-weight="bold" style:font-weight-asian="bold" style:font-weight-complex="bold"/>
    </style:style>
    <style:style style:name="T49_4" style:family="text">
      <style:text-properties fo:color="#999999" fo:font-weight="bold" style:font-weight-asian="bold" style:font-weight-complex="bold"/>
    </style:style>
    <style:style style:name="T49_5" style:family="text">
      <style:text-properties fo:color="#999999" fo:font-weight="bold" style:font-weight-asian="bold" style:font-weight-complex="bold"/>
    </style:style>
    <style:style style:name="T49_6" style:family="text">
      <style:text-properties fo:color="#999999" fo:font-weight="bold" style:font-weight-asian="bold" style:font-weight-complex="bold"/>
    </style:style>
    <style:style style:name="T49_7" style:family="text">
      <style:text-properties fo:color="#999999" fo:font-weight="bold" style:font-weight-asian="bold" style:font-weight-complex="bold"/>
    </style:style>
    <style:style style:name="T49_8" style:family="text">
      <style:text-properties fo:color="#999999" fo:font-weight="bold" style:font-weight-asian="bold" style:font-weight-complex="bold"/>
    </style:style>
    <style:style style:name="T49_9" style:family="text">
      <style:text-properties fo:color="#999999" fo:font-weight="bold" style:font-weight-asian="bold" style:font-weight-complex="bold"/>
    </style:style>
    <style:style style:name="T49_10" style:family="text">
      <style:text-properties fo:color="#999999" fo:font-weight="bold" style:font-weight-asian="bold" style:font-weight-complex="bold"/>
    </style:style>
    <style:style style:name="T49_11" style:family="text">
      <style:text-properties fo:color="#999999" fo:font-weight="bold" style:font-weight-asian="bold" style:font-weight-complex="bold"/>
    </style:style>
    <style:style style:name="T49_12" style:family="text">
      <style:text-properties fo:color="#999999" fo:font-weight="bold" style:font-weight-asian="bold" style:font-weight-complex="bold"/>
    </style:style>
    <style:style style:name="T49_13" style:family="text">
      <style:text-properties fo:color="#999999" fo:font-weight="bold" style:font-weight-asian="bold" style:font-weight-complex="bold"/>
    </style:style>
    <style:style style:name="T49_14" style:family="text">
      <style:text-properties fo:color="#999999" fo:font-weight="bold" style:font-weight-asian="bold" style:font-weight-complex="bold"/>
    </style:style>
    <style:style style:name="T49_15" style:family="text">
      <style:text-properties fo:color="#999999" fo:font-weight="bold" style:font-weight-asian="bold" style:font-weight-complex="bold"/>
    </style:style>
    <style:style style:name="T49_16" style:family="text">
      <style:text-properties fo:color="#999999" fo:font-weight="bold" style:font-weight-asian="bold" style:font-weight-complex="bold"/>
    </style:style>
    <style:style style:name="T49_17" style:family="text">
      <style:text-properties fo:color="#999999" fo:font-weight="bold" style:font-weight-asian="bold" style:font-weight-complex="bold"/>
    </style:style>
    <style:style style:name="T49_18" style:family="text">
      <style:text-properties fo:color="#999999" fo:font-weight="bold" style:font-weight-asian="bold" style:font-weight-complex="bold"/>
    </style:style>
    <style:style style:name="T49_19" style:family="text">
      <style:text-properties fo:color="#999999" fo:font-weight="bold" style:font-weight-asian="bold" style:font-weight-complex="bold"/>
    </style:style>
    <style:style style:name="T49_20" style:family="text">
      <style:text-properties fo:color="#999999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>
      <style:text-properties fo:color="#999999"/>
    </style:style>
    <style:style style:name="T50_2" style:family="text">
      <style:text-properties fo:color="#999999"/>
    </style:style>
    <style:style style:name="T50_3" style:family="text">
      <style:text-properties fo:color="#999999"/>
    </style:style>
    <style:style style:name="T50_4" style:family="text">
      <style:text-properties fo:color="#999999"/>
    </style:style>
    <style:style style:name="T50_5" style:family="text">
      <style:text-properties fo:color="#999999"/>
    </style:style>
    <style:style style:name="T50_6" style:family="text">
      <style:text-properties fo:color="#999999"/>
    </style:style>
    <style:style style:name="T50_7" style:family="text">
      <style:text-properties fo:color="#999999"/>
    </style:style>
    <style:style style:name="T50_8" style:family="text">
      <style:text-properties fo:color="#999999"/>
    </style:style>
    <style:style style:name="T50_9" style:family="text">
      <style:text-properties fo:color="#999999"/>
    </style:style>
    <style:style style:name="T50_10" style:family="text">
      <style:text-properties fo:color="#999999"/>
    </style:style>
    <style:style style:name="T50_11" style:family="text">
      <style:text-properties fo:color="#999999"/>
    </style:style>
    <style:style style:name="T50_12" style:family="text">
      <style:text-properties fo:color="#999999"/>
    </style:style>
    <style:style style:name="T50_13" style:family="text">
      <style:text-properties fo:color="#999999"/>
    </style:style>
    <style:style style:name="T50_14" style:family="text">
      <style:text-properties fo:color="#999999"/>
    </style:style>
    <style:style style:name="T50_15" style:family="text">
      <style:text-properties fo:color="#999999"/>
    </style:style>
    <style:style style:name="T50_16" style:family="text">
      <style:text-properties fo:color="#999999"/>
    </style:style>
    <style:style style:name="T50_17" style:family="text">
      <style:text-properties fo:color="#999999"/>
    </style:style>
    <style:style style:name="T50_18" style:family="text">
      <style:text-properties fo:color="#999999"/>
    </style:style>
    <style:style style:name="T50_19" style:family="text">
      <style:text-properties fo:color="#999999"/>
    </style:style>
    <style:style style:name="T50_20" style:family="text">
      <style:text-properties fo:color="#999999"/>
    </style:style>
    <style:style style:name="T50_21" style:family="text">
      <style:text-properties fo:color="#999999"/>
    </style:style>
    <style:style style:name="T50_22" style:family="text">
      <style:text-properties fo:color="#999999"/>
    </style:style>
    <style:style style:name="T50_23" style:family="text">
      <style:text-properties fo:color="#999999"/>
    </style:style>
    <style:style style:name="T50_24" style:family="text">
      <style:text-properties fo:color="#999999"/>
    </style:style>
    <style:style style:name="T50_25" style:family="text">
      <style:text-properties fo:color="#999999"/>
    </style:style>
    <style:style style:name="T50_26" style:family="text">
      <style:text-properties fo:color="#999999"/>
    </style:style>
    <style:style style:name="T50_27" style:family="text">
      <style:text-properties fo:color="#999999"/>
    </style:style>
    <style:style style:name="T50_28" style:family="text">
      <style:text-properties fo:color="#999999"/>
    </style:style>
    <style:style style:name="T50_29" style:family="text">
      <style:text-properties fo:color="#999999"/>
    </style:style>
    <style:style style:name="T50_30" style:family="text">
      <style:text-properties fo:color="#999999"/>
    </style:style>
    <style:style style:name="T50_31" style:family="text">
      <style:text-properties fo:color="#999999"/>
    </style:style>
    <style:style style:name="T50_32" style:family="text">
      <style:text-properties fo:color="#999999"/>
    </style:style>
    <style:style style:name="T50_33" style:family="text">
      <style:text-properties fo:color="#999999"/>
    </style:style>
    <style:style style:name="T50_34" style:family="text">
      <style:text-properties fo:color="#999999"/>
    </style:style>
    <style:style style:name="T50_35" style:family="text">
      <style:text-properties fo:color="#999999"/>
    </style:style>
    <style:style style:name="T50_36" style:family="text">
      <style:text-properties fo:color="#999999"/>
    </style:style>
    <style:style style:name="T50_37" style:family="text">
      <style:text-properties fo:color="#999999"/>
    </style:style>
    <style:style style:name="T50_38" style:family="text">
      <style:text-properties fo:color="#999999"/>
    </style:style>
    <style:style style:name="T50_39" style:family="text">
      <style:text-properties fo:color="#999999"/>
    </style:style>
    <style:style style:name="T50_40" style:family="text">
      <style:text-properties fo:color="#999999"/>
    </style:style>
    <style:style style:name="T50_41" style:family="text">
      <style:text-properties fo:color="#999999"/>
    </style:style>
    <style:style style:name="T50_42" style:family="text">
      <style:text-properties fo:color="#999999"/>
    </style:style>
    <style:style style:name="T50_43" style:family="text">
      <style:text-properties fo:color="#999999"/>
    </style:style>
    <style:style style:name="T50_44" style:family="text">
      <style:text-properties fo:color="#999999"/>
    </style:style>
    <style:style style:name="T50_45" style:family="text">
      <style:text-properties fo:color="#999999"/>
    </style:style>
    <style:style style:name="T50_46" style:family="text">
      <style:text-properties fo:color="#999999"/>
    </style:style>
    <style:style style:name="T50_47" style:family="text">
      <style:text-properties fo:color="#999999"/>
    </style:style>
    <style:style style:name="T50_48" style:family="text">
      <style:text-properties fo:color="#999999"/>
    </style:style>
    <style:style style:name="T50_49" style:family="text">
      <style:text-properties fo:color="#999999"/>
    </style:style>
    <style:style style:name="T50_50" style:family="text">
      <style:text-properties fo:color="#999999"/>
    </style:style>
    <style:style style:name="T50_51" style:family="text">
      <style:text-properties fo:color="#999999"/>
    </style:style>
    <style:style style:name="T50_52" style:family="text">
      <style:text-properties fo:color="#999999"/>
    </style:style>
    <style:style style:name="T50_53" style:family="text">
      <style:text-properties fo:color="#999999"/>
    </style:style>
    <style:style style:name="T50_54" style:family="text">
      <style:text-properties fo:color="#999999"/>
    </style:style>
    <style:style style:name="T50_55" style:family="text">
      <style:text-properties fo:color="#999999"/>
    </style:style>
    <style:style style:name="T50_56" style:family="text">
      <style:text-properties fo:color="#999999"/>
    </style:style>
    <style:style style:name="T50_57" style:family="text">
      <style:text-properties fo:color="#999999"/>
    </style:style>
    <style:style style:name="T50_58" style:family="text">
      <style:text-properties fo:color="#999999"/>
    </style:style>
    <style:style style:name="T50_59" style:family="text">
      <style:text-properties fo:color="#999999"/>
    </style:style>
    <style:style style:name="T50_60" style:family="text">
      <style:text-properties fo:color="#999999"/>
    </style:style>
    <style:style style:name="T50_61" style:family="text">
      <style:text-properties fo:color="#999999"/>
    </style:style>
    <style:style style:name="T50_62" style:family="text">
      <style:text-properties fo:color="#999999"/>
    </style:style>
    <style:style style:name="T50_63" style:family="text">
      <style:text-properties fo:color="#999999"/>
    </style:style>
    <style:style style:name="T50_64" style:family="text">
      <style:text-properties fo:color="#999999"/>
    </style:style>
    <style:style style:name="T50_65" style:family="text">
      <style:text-properties fo:color="#999999"/>
    </style:style>
    <style:style style:name="T50_66" style:family="text">
      <style:text-properties fo:color="#999999"/>
    </style:style>
    <style:style style:name="T50_67" style:family="text">
      <style:text-properties fo:color="#999999"/>
    </style:style>
    <style:style style:name="T50_68" style:family="text">
      <style:text-properties fo:color="#999999"/>
    </style:style>
    <style:style style:name="T50_69" style:family="text">
      <style:text-properties fo:color="#999999"/>
    </style:style>
    <style:style style:name="T50_70" style:family="text">
      <style:text-properties fo:color="#999999"/>
    </style:style>
    <style:style style:name="T50_71" style:family="text">
      <style:text-properties fo:color="#999999"/>
    </style:style>
    <style:style style:name="T50_72" style:family="text">
      <style:text-properties fo:color="#999999"/>
    </style:style>
    <style:style style:name="T50_73" style:family="text">
      <style:text-properties fo:color="#999999"/>
    </style:style>
    <style:style style:name="T50_74" style:family="text">
      <style:text-properties fo:color="#999999"/>
    </style:style>
    <style:style style:name="T50_75" style:family="text">
      <style:text-properties fo:color="#999999"/>
    </style:style>
    <style:style style:name="T50_76" style:family="text">
      <style:text-properties fo:color="#999999"/>
    </style:style>
    <style:style style:name="T50_77" style:family="text">
      <style:text-properties fo:color="#999999"/>
    </style:style>
    <style:style style:name="T50_78" style:family="text">
      <style:text-properties fo:color="#999999"/>
    </style:style>
    <style:style style:name="T50_79" style:family="text">
      <style:text-properties fo:color="#999999"/>
    </style:style>
    <style:style style:name="T50_80" style:family="text">
      <style:text-properties fo:color="#999999"/>
    </style:style>
    <style:style style:name="T50_81" style:family="text">
      <style:text-properties fo:color="#999999"/>
    </style:style>
    <style:style style:name="T50_82" style:family="text">
      <style:text-properties fo:color="#999999"/>
    </style:style>
    <style:style style:name="T50_83" style:family="text">
      <style:text-properties fo:color="#999999"/>
    </style:style>
    <style:style style:name="T50_84" style:family="text">
      <style:text-properties fo:color="#999999"/>
    </style:style>
    <style:style style:name="T50_85" style:family="text">
      <style:text-properties fo:color="#999999"/>
    </style:style>
    <style:style style:name="T50_86" style:family="text">
      <style:text-properties fo:color="#999999"/>
    </style:style>
    <style:style style:name="T50_87" style:family="text">
      <style:text-properties fo:color="#999999"/>
    </style:style>
    <style:style style:name="T50_88" style:family="text">
      <style:text-properties fo:color="#999999"/>
    </style:style>
    <style:style style:name="T50_89" style:family="text">
      <style:text-properties fo:color="#999999"/>
    </style:style>
    <style:style style:name="T50_90" style:family="text">
      <style:text-properties fo:color="#999999"/>
    </style:style>
    <style:style style:name="T50_91" style:family="text">
      <style:text-properties fo:color="#999999"/>
    </style:style>
    <style:style style:name="T50_92" style:family="text">
      <style:text-properties fo:color="#999999"/>
    </style:style>
    <style:style style:name="T50_93" style:family="text">
      <style:text-properties fo:color="#999999"/>
    </style:style>
    <style:style style:name="T50_94" style:family="text">
      <style:text-properties fo:color="#999999"/>
    </style:style>
    <style:style style:name="T50_95" style:family="text">
      <style:text-properties fo:color="#999999"/>
    </style:style>
    <style:style style:name="T50_96" style:family="text">
      <style:text-properties fo:color="#999999"/>
    </style:style>
    <style:style style:name="T50_97" style:family="text">
      <style:text-properties fo:color="#999999"/>
    </style:style>
    <style:style style:name="T50_98" style:family="text">
      <style:text-properties fo:color="#999999"/>
    </style:style>
    <style:style style:name="T50_99" style:family="text">
      <style:text-properties fo:color="#999999"/>
    </style:style>
    <style:style style:name="T50_100" style:family="text">
      <style:text-properties fo:color="#999999"/>
    </style:style>
    <style:style style:name="T50_101" style:family="text">
      <style:text-properties fo:color="#999999"/>
    </style:style>
    <style:style style:name="T50_102" style:family="text">
      <style:text-properties fo:color="#999999"/>
    </style:style>
    <style:style style:name="T50_103" style:family="text">
      <style:text-properties fo:color="#999999"/>
    </style:style>
    <style:style style:name="T50_104" style:family="text">
      <style:text-properties fo:color="#999999"/>
    </style:style>
    <style:style style:name="T50_105" style:family="text">
      <style:text-properties fo:color="#999999"/>
    </style:style>
    <style:style style:name="T50_106" style:family="text">
      <style:text-properties fo:color="#999999"/>
    </style:style>
    <style:style style:name="T50_107" style:family="text">
      <style:text-properties fo:color="#999999"/>
    </style:style>
    <style:style style:name="T50_108" style:family="text">
      <style:text-properties fo:color="#999999"/>
    </style:style>
    <style:style style:name="T50_109" style:family="text">
      <style:text-properties fo:color="#999999"/>
    </style:style>
    <style:style style:name="T50_110" style:family="text">
      <style:text-properties fo:color="#999999"/>
    </style:style>
    <style:style style:name="P51" style:family="paragraph" style:parent-style-name="Standard">
      <style:paragraph-properties fo:break-before="auto" fo:line-height="115%" style:writing-mode="lr-tb"/>
      <style:text-properties fo:color="#999999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T53_7" style:family="text">
      <style:text-properties fo:font-weight="bold" style:font-weight-asian="bold" style:font-weight-complex="bold"/>
    </style:style>
    <style:style style:name="T53_8" style:family="text">
      <style:text-properties fo:font-weight="bold" style:font-weight-asian="bold" style:font-weight-complex="bold"/>
    </style:style>
    <style:style style:name="T53_9" style:family="text">
      <style:text-properties fo:font-weight="bold" style:font-weight-asian="bold" style:font-weight-complex="bold"/>
    </style:style>
    <style:style style:name="T53_10" style:family="text">
      <style:text-properties fo:font-weight="bold" style:font-weight-asian="bold" style:font-weight-complex="bold"/>
    </style:style>
    <style:style style:name="T53_11" style:family="text">
      <style:text-properties fo:font-weight="bold" style:font-weight-asian="bold" style:font-weight-complex="bold"/>
    </style:style>
    <style:style style:name="T53_12" style:family="text">
      <style:text-properties fo:font-weight="bold" style:font-weight-asian="bold" style:font-weight-complex="bold"/>
    </style:style>
    <style:style style:name="T53_13" style:family="text">
      <style:text-properties fo:font-weight="bold" style:font-weight-asian="bold" style:font-weight-complex="bold"/>
    </style:style>
    <style:style style:name="T53_14" style:family="text">
      <style:text-properties fo:font-weight="bold" style:font-weight-asian="bold" style:font-weight-complex="bold"/>
    </style:style>
    <style:style style:name="T53_15" style:family="text">
      <style:text-properties fo:font-weight="bold" style:font-weight-asian="bold" style:font-weight-complex="bold"/>
    </style:style>
    <style:style style:name="T53_16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>
      <style:text-properties fo:font-weight="bold" style:font-weight-asian="bold" style:font-weight-complex="bold"/>
    </style:style>
    <style:style style:name="T57_8" style:family="text">
      <style:text-properties fo:font-weight="bold" style:font-weight-asian="bold" style:font-weight-complex="bold"/>
    </style:style>
    <style:style style:name="T57_9" style:family="text">
      <style:text-properties fo:font-weight="bold" style:font-weight-asian="bold" style:font-weight-complex="bold"/>
    </style:style>
    <style:style style:name="T57_10" style:family="text">
      <style:text-properties fo:font-weight="bold" style:font-weight-asian="bold" style:font-weight-complex="bold"/>
    </style:style>
    <style:style style:name="T57_11" style:family="text">
      <style:text-properties fo:font-weight="bold" style:font-weight-asian="bold" style:font-weight-complex="bold"/>
    </style:style>
    <style:style style:name="T57_12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>
      <style:text-properties fo:font-weight="bold" style:font-weight-asian="bold" style:font-weight-complex="bold"/>
    </style:style>
    <style:style style:name="T63_12" style:family="text">
      <style:text-properties fo:font-weight="bold" style:font-weight-asian="bold" style:font-weight-complex="bold"/>
    </style:style>
    <style:style style:name="T63_13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color="#b7b7b7"/>
    </style:style>
    <style:style style:name="T73_2" style:family="text">
      <style:text-properties fo:color="#b7b7b7"/>
    </style:style>
    <style:style style:name="T73_3" style:family="text">
      <style:text-properties fo:color="#b7b7b7"/>
    </style:style>
    <style:style style:name="T73_4" style:family="text">
      <style:text-properties fo:color="#b7b7b7"/>
    </style:style>
    <style:style style:name="T73_5" style:family="text">
      <style:text-properties fo:color="#b7b7b7"/>
    </style:style>
    <style:style style:name="T73_6" style:family="text">
      <style:text-properties fo:color="#b7b7b7"/>
    </style:style>
    <style:style style:name="T73_7" style:family="text">
      <style:text-properties fo:color="#b7b7b7"/>
    </style:style>
    <style:style style:name="T73_8" style:family="text">
      <style:text-properties fo:color="#b7b7b7"/>
    </style:style>
    <style:style style:name="T73_9" style:family="text">
      <style:text-properties fo:color="#b7b7b7"/>
    </style:style>
    <style:style style:name="T73_10" style:family="text">
      <style:text-properties fo:color="#b7b7b7"/>
    </style:style>
    <style:style style:name="T73_11" style:family="text">
      <style:text-properties fo:color="#b7b7b7"/>
    </style:style>
    <style:style style:name="T73_12" style:family="text">
      <style:text-properties fo:color="#b7b7b7"/>
    </style:style>
    <style:style style:name="T73_13" style:family="text">
      <style:text-properties fo:color="#b7b7b7"/>
    </style:style>
    <style:style style:name="T73_14" style:family="text">
      <style:text-properties fo:color="#b7b7b7"/>
    </style:style>
    <style:style style:name="T73_15" style:family="text">
      <style:text-properties fo:color="#b7b7b7"/>
    </style:style>
    <style:style style:name="T73_16" style:family="text">
      <style:text-properties fo:color="#b7b7b7"/>
    </style:style>
    <style:style style:name="T73_17" style:family="text">
      <style:text-properties fo:color="#b7b7b7"/>
    </style:style>
    <style:style style:name="T73_18" style:family="text">
      <style:text-properties fo:color="#b7b7b7"/>
    </style:style>
    <style:style style:name="T73_19" style:family="text">
      <style:text-properties fo:color="#b7b7b7"/>
    </style:style>
    <style:style style:name="T73_20" style:family="text">
      <style:text-properties fo:color="#b7b7b7"/>
    </style:style>
    <style:style style:name="T73_21" style:family="text">
      <style:text-properties fo:color="#b7b7b7"/>
    </style:style>
    <style:style style:name="T73_22" style:family="text">
      <style:text-properties fo:color="#b7b7b7"/>
    </style:style>
    <style:style style:name="T73_23" style:family="text">
      <style:text-properties fo:color="#b7b7b7"/>
    </style:style>
    <style:style style:name="T73_24" style:family="text">
      <style:text-properties fo:color="#b7b7b7"/>
    </style:style>
    <style:style style:name="T73_25" style:family="text">
      <style:text-properties fo:color="#b7b7b7"/>
    </style:style>
    <style:style style:name="T73_26" style:family="text">
      <style:text-properties fo:color="#b7b7b7"/>
    </style:style>
    <style:style style:name="T73_27" style:family="text">
      <style:text-properties fo:color="#b7b7b7"/>
    </style:style>
    <style:style style:name="T73_28" style:family="text">
      <style:text-properties fo:color="#b7b7b7"/>
    </style:style>
    <style:style style:name="T73_29" style:family="text">
      <style:text-properties fo:color="#b7b7b7"/>
    </style:style>
    <style:style style:name="T73_30" style:family="text">
      <style:text-properties fo:color="#b7b7b7"/>
    </style:style>
    <style:style style:name="T73_31" style:family="text">
      <style:text-properties fo:color="#b7b7b7"/>
    </style:style>
    <style:style style:name="T73_32" style:family="text">
      <style:text-properties fo:color="#b7b7b7"/>
    </style:style>
    <style:style style:name="T73_33" style:family="text">
      <style:text-properties fo:color="#b7b7b7"/>
    </style:style>
    <style:style style:name="T73_34" style:family="text">
      <style:text-properties fo:color="#b7b7b7"/>
    </style:style>
    <style:style style:name="T73_35" style:family="text">
      <style:text-properties fo:color="#b7b7b7"/>
    </style:style>
    <style:style style:name="T73_36" style:family="text">
      <style:text-properties fo:color="#b7b7b7"/>
    </style:style>
    <style:style style:name="T73_37" style:family="text">
      <style:text-properties fo:color="#b7b7b7"/>
    </style:style>
    <style:style style:name="T73_38" style:family="text">
      <style:text-properties fo:color="#b7b7b7"/>
    </style:style>
    <style:style style:name="T73_39" style:family="text">
      <style:text-properties fo:color="#b7b7b7"/>
    </style:style>
    <style:style style:name="T73_40" style:family="text">
      <style:text-properties fo:color="#b7b7b7"/>
    </style:style>
    <style:style style:name="T73_41" style:family="text">
      <style:text-properties fo:color="#b7b7b7"/>
    </style:style>
    <style:style style:name="T73_42" style:family="text">
      <style:text-properties fo:color="#b7b7b7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P77" style:family="paragraph" style:parent-style-name="Standard">
      <style:paragraph-properties fo:break-before="auto" fo:line-height="115%" style:writing-mode="lr-tb"/>
      <style:text-properties fo:color="#b7b7b7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MPI</text:span><text:span text:style-name="T1_2"><text:s/></text:span><text:span text:style-name="T1_3">scheduler</text:span><text:span text:style-name="T1_4"><text:s/></text:span><text:span text:style-name="T1_5">integration</text:span><text:span text:style-name="T1_6">:</text:span></text:p>
      <text:list text:style-name="LS1" xml:id="list0">
        <text:list-item>
          <text:p text:style-name="P2"><text:span text:style-name="T2_1">clean</text:span><text:span text:style-name="T2_2"><text:s/></text:span><text:span text:style-name="T2_3">and</text:span><text:span text:style-name="T2_4"><text:s/></text:span><text:span text:style-name="T2_5">test</text:span><text:span text:style-name="T2_6"><text:s/></text:span><text:span text:style-name="T2_7">on</text:span><text:span text:style-name="T2_8"><text:s/></text:span><text:span text:style-name="T2_9">the</text:span><text:span text:style-name="T2_10"><text:s/></text:span><text:span text:style-name="T2_11">cluster</text:span><text:span text:style-name="T2_12"><text:s/></text:span><text:span text:style-name="T2_13">DSV</text:span><text:span text:style-name="T2_14"><text:s/></text:span><text:span text:style-name="T2_15">and</text:span><text:span text:style-name="T2_16"><text:s/></text:span><text:span text:style-name="T2_17">Curie</text:span><text:span text:style-name="T2_18">/</text:span><text:span text:style-name="T2_19">Airain</text:span></text:p>
          <text:list>
            <text:list-item>
              <text:p text:style-name="P3"><text:span text:style-name="T3_1">clean</text:span><text:span text:style-name="T3_2"><text:s/></text:span><text:span text:style-name="T3_3">deployment</text:span><text:span text:style-name="T3_4"><text:s/></text:span><text:span text:style-name="T3_5">of</text:span><text:span text:style-name="T3_6"><text:s/></text:span><text:span text:style-name="T3_7">programs</text:span><text:span text:style-name="T3_8"><text:s/></text:span><text:span text:style-name="T3_9">on</text:span><text:span text:style-name="T3_10"><text:s/></text:span><text:span text:style-name="T3_11">nodes</text:span></text:p>
            </text:list-item>
            <text:list-item>
              <text:p text:style-name="P4"><text:span text:style-name="T4_1">test</text:span><text:span text:style-name="T4_2"><text:s/></text:span><text:span text:style-name="T4_3">and</text:span><text:span text:style-name="T4_4"><text:s/></text:span><text:span text:style-name="T4_5">test</text:span><text:span text:style-name="T4_6"><text:s/></text:span><text:span text:style-name="T4_7">again</text:span><text:span text:style-name="T4_8"><text:s/></text:span><text:span text:style-name="T4_9">in</text:span><text:span text:style-name="T4_10"><text:s/></text:span><text:span text:style-name="T4_11">various</text:span><text:span text:style-name="T4_12"><text:s/></text:span><text:span text:style-name="T4_13">conditions</text:span><text:span text:style-name="T4_14"><text:s/>=&gt;<text:s/></text:span><text:span text:style-name="T4_15">concurrent</text:span><text:span text:style-name="T4_16"><text:s/></text:span><text:span text:style-name="T4_17">programming</text:span><text:span text:style-name="T4_18"><text:s/></text:span><text:span text:style-name="T4_19">is</text:span><text:span text:style-name="T4_20"><text:s/></text:span><text:span text:style-name="T4_21">hazardous</text:span><text:span text:style-name="T4_22"><text:s/></text:span><text:span text:style-name="T4_23">and</text:span><text:span text:style-name="T4_24"><text:s/></text:span><text:span text:style-name="T4_25">complicated</text:span><text:span text:style-name="T4_26"><text:s/>!<text:s/></text:span></text:p>
            </text:list-item>
            <text:list-item>
              <text:p text:style-name="P5"><text:span text:style-name="T5_1">adds</text:span><text:span text:style-name="T5_2"><text:s/></text:span><text:span text:style-name="T5_3">and</text:span><text:span text:style-name="T5_4"><text:s/></text:span><text:span text:style-name="T5_5">document</text:span><text:span text:style-name="T5_6"><text:s/></text:span><text:span text:style-name="T5_7">options</text:span><text:span text:style-name="T5_8"><text:s/></text:span><text:span text:style-name="T5_9">of</text:span><text:span text:style-name="T5_10"><text:s/></text:span><text:span text:style-name="T5_11">the</text:span><text:span text:style-name="T5_12"><text:s/></text:span><text:span text:style-name="T5_13">command</text:span><text:span text:style-name="T5_14"><text:s/></text:span></text:p>
            </text:list-item>
          </text:list>
        </text:list-item>
        <text:list-item>
          <text:p text:style-name="P6"><text:span text:style-name="T6_1">disable</text:span><text:span text:style-name="T6_2"><text:s/></text:span><text:span text:style-name="T6_3">control</text:span><text:span text:style-name="T6_4"><text:s/></text:span><text:span text:style-name="T6_5">through</text:span><text:span text:style-name="T6_6"><text:s/></text:span><text:span text:style-name="T6_7">WorkflowController</text:span><text:span text:style-name="T6_8"><text:s/></text:span><text:span text:style-name="T6_9">and</text:span><text:span text:style-name="T6_10"><text:s/></text:span><text:span text:style-name="T6_11">GUI</text:span><text:span text:style-name="T6_12"><text:s/></text:span><text:span text:style-name="T6_13">for</text:span><text:span text:style-name="T6_14"><text:s/></text:span><text:span text:style-name="T6_15">the</text:span><text:span text:style-name="T6_16"><text:s/></text:span><text:span text:style-name="T6_17">workflow</text:span><text:span text:style-name="T6_18"><text:s/></text:span><text:span text:style-name="T6_19">submitted</text:span><text:span text:style-name="T6_20"><text:s/></text:span><text:span text:style-name="T6_21">this</text:span><text:span text:style-name="T6_22"><text:s/></text:span><text:span text:style-name="T6_23">way</text:span><text:span text:style-name="T6_24">.</text:span></text:p>
        </text:list-item>
        <text:list-item>
          <text:p text:style-name="P7"><text:span text:style-name="T7_1">documentation</text:span></text:p>
        </text:list-item>
        <text:list-item>
          <text:p text:style-name="P8"><text:span text:style-name="T8_1">release</text:span><text:span text:style-name="T8_2"><text:s/></text:span><text:span text:style-name="T8_3">beta</text:span><text:span text:style-name="T8_4"><text:s/></text:span><text:span text:style-name="T8_5">version</text:span></text:p>
        </text:list-item>
        <text:list-item>
          <text:p text:style-name="P9"><text:span text:style-name="T9_1">The</text:span><text:span text:style-name="T9_2"><text:s/></text:span><text:span text:style-name="T9_3">MPI</text:span><text:span text:style-name="T9_4"><text:s/></text:span><text:span text:style-name="T9_5">scheduler</text:span><text:span text:style-name="T9_6"><text:s/></text:span><text:span text:style-name="T9_7">uses</text:span><text:span text:style-name="T9_8"><text:s/></text:span><text:span text:style-name="T9_9">os</text:span><text:span text:style-name="T9_10">.</text:span><text:span text:style-name="T9_11">system</text:span><text:span text:style-name="T9_12"><text:s/></text:span><text:span text:style-name="T9_13">to</text:span><text:span text:style-name="T9_14"><text:s/></text:span><text:span text:style-name="T9_15">run</text:span><text:span text:style-name="T9_16"><text:s/></text:span><text:span text:style-name="T9_17">the</text:span><text:span text:style-name="T9_18"><text:s/></text:span><text:span text:style-name="T9_19">jobs</text:span><text:span text:style-name="T9_20">.<text:s/></text:span><text:span text:style-name="T9_21">Subprocess</text:span><text:span text:style-name="T9_22">.</text:span><text:span text:style-name="T9_23">popen</text:span><text:span text:style-name="T9_24"><text:s/></text:span><text:span text:style-name="T9_25">would</text:span><text:span text:style-name="T9_26"><text:s/></text:span><text:span text:style-name="T9_27">be</text:span><text:span text:style-name="T9_28"><text:s/></text:span><text:span text:style-name="T9_29">a</text:span><text:span text:style-name="T9_30"><text:s/></text:span><text:span text:style-name="T9_31">better</text:span><text:span text:style-name="T9_32"><text:s/></text:span><text:span text:style-name="T9_33">choice</text:span><text:span text:style-name="T9_34">,<text:s/></text:span><text:span text:style-name="T9_35">however</text:span><text:span text:style-name="T9_36"><text:s/></text:span><text:span text:style-name="T9_37">we</text:span><text:span text:style-name="T9_38"><text:s/></text:span><text:span text:style-name="T9_39">gave</text:span><text:span text:style-name="T9_40"><text:s/></text:span><text:span text:style-name="T9_41">up</text:span><text:span text:style-name="T9_42"><text:s/></text:span><text:span text:style-name="T9_43">on</text:span><text:span text:style-name="T9_44"><text:s/></text:span><text:span text:style-name="T9_45">using</text:span><text:span text:style-name="T9_46"><text:s/></text:span><text:span text:style-name="T9_47">it</text:span><text:span text:style-name="T9_48"><text:s/></text:span><text:span text:style-name="T9_49">after</text:span><text:span text:style-name="T9_50"><text:s/></text:span><text:span text:style-name="T9_51">serious</text:span><text:span text:style-name="T9_52"><text:s/></text:span><text:span text:style-name="T9_53">problems</text:span><text:span text:style-name="T9_54"><text:s/></text:span><text:span text:style-name="T9_55">on</text:span><text:span text:style-name="T9_56"><text:s/></text:span><text:span text:style-name="T9_57">Titane</text:span><text:span text:style-name="T9_58"><text:s/>(</text:span><text:span text:style-name="T9_59">core</text:span><text:span text:style-name="T9_60"><text:s/></text:span><text:span text:style-name="T9_61">dumps</text:span><text:span text:style-name="T9_62"><text:s/></text:span><text:span text:style-name="T9_63">of</text:span><text:span text:style-name="T9_64"><text:s/></text:span><text:span text:style-name="T9_65">several</text:span><text:span text:style-name="T9_66"><text:s/></text:span><text:span text:style-name="T9_67">Go</text:span><text:span text:style-name="T9_68">).<text:s/></text:span><text:span text:style-name="T9_69">Subprocess</text:span><text:span text:style-name="T9_70"><text:s/></text:span><text:span text:style-name="T9_71">was</text:span><text:span text:style-name="T9_72"><text:s/></text:span><text:span text:style-name="T9_73">working</text:span><text:span text:style-name="T9_74"><text:s/></text:span><text:span text:style-name="T9_75">on</text:span><text:span text:style-name="T9_76"><text:s/></text:span><text:span text:style-name="T9_77">Gabriel</text:span><text:span text:style-name="T9_78">,<text:s/></text:span><text:span text:style-name="T9_79">it</text:span><text:span text:style-name="T9_80"><text:s/></text:span><text:span text:style-name="T9_81">would</text:span><text:span text:style-name="T9_82"><text:s/></text:span><text:span text:style-name="T9_83">be</text:span><text:span text:style-name="T9_84"><text:s/></text:span><text:span text:style-name="T9_85">interesting</text:span><text:span text:style-name="T9_86"><text:s/></text:span><text:span text:style-name="T9_87">to</text:span><text:span text:style-name="T9_88"><text:s/></text:span><text:span text:style-name="T9_89">do</text:span><text:span text:style-name="T9_90"><text:s/></text:span><text:span text:style-name="T9_91">some</text:span><text:span text:style-name="T9_92"><text:s/></text:span><text:span text:style-name="T9_93">new</text:span><text:span text:style-name="T9_94"><text:s/></text:span><text:span text:style-name="T9_95">tests</text:span><text:span text:style-name="T9_96"><text:s/></text:span><text:span text:style-name="T9_97">on</text:span><text:span text:style-name="T9_98"><text:s/></text:span><text:span text:style-name="T9_99">Airain</text:span><text:span text:style-name="T9_100"><text:s/></text:span><text:span text:style-name="T9_101">and</text:span><text:span text:style-name="T9_102"><text:s/></text:span><text:span text:style-name="T9_103">Curie</text:span><text:span text:style-name="T9_104">.</text:span></text:p>
        </text:list-item>
      </text:list>
      <text:p text:style-name="P10"/>
      <text:p text:style-name="P11"><text:span text:style-name="T11_1">Remove</text:span><text:span text:style-name="T11_2"><text:s/></text:span><text:span text:style-name="T11_3">the</text:span><text:span text:style-name="T11_4"><text:s/></text:span><text:span text:style-name="T11_5">dependency</text:span><text:span text:style-name="T11_6"><text:s/></text:span><text:span text:style-name="T11_7">of</text:span><text:span text:style-name="T11_8"><text:s/></text:span><text:span text:style-name="T11_9">the</text:span><text:span text:style-name="T11_10"><text:s/></text:span><text:span text:style-name="T11_11">DRMAA</text:span><text:span text:style-name="T11_12"><text:s/></text:span><text:span text:style-name="T11_13">scheduler</text:span><text:span text:style-name="T11_14"><text:s/></text:span><text:span text:style-name="T11_15">to</text:span><text:span text:style-name="T11_16"><text:s/></text:span><text:span text:style-name="T11_17">SIP</text:span><text:span text:style-name="T11_18">:</text:span></text:p>
      <text:list text:style-name="LS2" xml:id="list8">
        <text:list-item>
          <text:p text:style-name="P12"><text:span text:style-name="T12_1">use</text:span><text:span text:style-name="T12_2"><text:s/></text:span><text:span text:style-name="T12_3">ctype</text:span><text:span text:style-name="T12_4"><text:s/>(</text:span><text:span text:style-name="T12_5">c</text:span><text:span text:style-name="T12_6">.</text:span><text:span text:style-name="T12_7">f</text:span><text:span text:style-name="T12_8">.<text:s/></text:span><text:span text:style-name="T12_9">distribution</text:span><text:span text:style-name="T12_10">/</text:span><text:span text:style-name="T12_11">installation</text:span><text:span text:style-name="T12_12"><text:s/></text:span><text:span text:style-name="T12_13">section</text:span><text:span text:style-name="T12_14"><text:s/></text:span><text:span text:style-name="T12_15">of</text:span><text:span text:style-name="T12_16"><text:s/></text:span><text:span text:style-name="T12_17">the</text:span><text:span text:style-name="T12_18"><text:s/></text:span><text:span text:style-name="T12_19">document</text:span><text:span text:style-name="T12_20"><text:s/>“</text:span><text:span text:style-name="T12_21">Soma</text:span><text:span text:style-name="T12_22">-</text:span><text:span text:style-name="T12_23">workflow</text:span><text:span text:style-name="T12_24"><text:s/></text:span><text:span text:style-name="T12_25">Fevrier</text:span><text:span text:style-name="T12_26"><text:s/>2013”)</text:span></text:p>
        </text:list-item>
      </text:list>
      <text:p text:style-name="P13"/>
      <text:p text:style-name="P14"><text:span text:style-name="T14_1">Restore</text:span><text:span text:style-name="T14_2"><text:s/></text:span><text:span text:style-name="T14_3">the</text:span><text:span text:style-name="T14_4"><text:s/></text:span><text:span text:style-name="T14_5">unit</text:span><text:span text:style-name="T14_6"><text:s/></text:span><text:span text:style-name="T14_7">tests</text:span><text:span text:style-name="T14_8">:</text:span></text:p>
      <text:list text:style-name="LS3" xml:id="list9">
        <text:list-item>
          <text:p text:style-name="P15"><text:span text:style-name="T15_1">Until</text:span><text:span text:style-name="T15_2"><text:s/></text:span><text:span text:style-name="T15_3">now</text:span><text:span text:style-name="T15_4"><text:s/></text:span><text:span text:style-name="T15_5">it</text:span><text:span text:style-name="T15_6"><text:s/></text:span><text:span text:style-name="T15_7">was</text:span><text:span text:style-name="T15_8"><text:s/></text:span><text:span text:style-name="T15_9">difficult</text:span><text:span text:style-name="T15_10"><text:s/></text:span><text:span text:style-name="T15_11">to</text:span><text:span text:style-name="T15_12"><text:s/></text:span><text:span text:style-name="T15_13">develop</text:span><text:span text:style-name="T15_14"><text:s/></text:span><text:span text:style-name="T15_15">automatic</text:span><text:span text:style-name="T15_16"><text:s/></text:span><text:span text:style-name="T15_17">tests</text:span><text:span text:style-name="T15_18"><text:s/></text:span><text:span text:style-name="T15_19">for</text:span><text:span text:style-name="T15_20"><text:s/></text:span><text:span text:style-name="T15_21">soma</text:span><text:span text:style-name="T15_22">-</text:span><text:span text:style-name="T15_23">workflow</text:span><text:span text:style-name="T15_24"><text:s/></text:span><text:span text:style-name="T15_25">because</text:span><text:span text:style-name="T15_26"><text:s/></text:span><text:span text:style-name="T15_27">some</text:span><text:span text:style-name="T15_28"><text:s/></text:span><text:span text:style-name="T15_29">functions</text:span><text:span text:style-name="T15_30"><text:s/></text:span><text:span text:style-name="T15_31">are</text:span><text:span text:style-name="T15_32"><text:s/></text:span><text:span text:style-name="T15_33">asynchronous</text:span><text:span text:style-name="T15_34"><text:s/>(</text:span><text:span text:style-name="T15_35">submit</text:span><text:span text:style-name="T15_36">,<text:s/></text:span><text:span text:style-name="T15_37">stop</text:span><text:span text:style-name="T15_38"><text:s/>...).<text:s/></text:span><text:span text:style-name="T15_39">A</text:span><text:span text:style-name="T15_40"><text:s/></text:span><text:span text:style-name="T15_41">good</text:span><text:span text:style-name="T15_42"><text:s/></text:span><text:span text:style-name="T15_43">solution</text:span><text:span text:style-name="T15_44"><text:s/></text:span><text:span text:style-name="T15_45">is</text:span><text:span text:style-name="T15_46"><text:s/></text:span><text:span text:style-name="T15_47">to</text:span><text:span text:style-name="T15_48"><text:s/></text:span><text:span text:style-name="T15_49">add</text:span><text:span text:style-name="T15_50"><text:s/></text:span><text:span text:style-name="T15_51">synchronous</text:span><text:span text:style-name="T15_52"><text:s/></text:span><text:span text:style-name="T15_53">version</text:span><text:span text:style-name="T15_54"><text:s/></text:span><text:span text:style-name="T15_55">for</text:span><text:span text:style-name="T15_56"><text:s/></text:span><text:span text:style-name="T15_57">each</text:span><text:span text:style-name="T15_58"><text:s/></text:span><text:span text:style-name="T15_59">asynchronous</text:span><text:span text:style-name="T15_60"><text:s/></text:span><text:span text:style-name="T15_61">function</text:span><text:span text:style-name="T15_62"><text:s/></text:span><text:span text:style-name="T15_63">of</text:span><text:span text:style-name="T15_64"><text:s/></text:span><text:span text:style-name="T15_65">the</text:span><text:span text:style-name="T15_66"><text:s/></text:span><text:span text:style-name="T15_67">API</text:span><text:span text:style-name="T15_68"><text:s/>(</text:span><text:span text:style-name="T15_69">with</text:span><text:span text:style-name="T15_70"><text:s/></text:span><text:span text:style-name="T15_71">a</text:span><text:span text:style-name="T15_72"><text:s/></text:span><text:span text:style-name="T15_73">prefix</text:span><text:span text:style-name="T15_74"><text:s/>“</text:span><text:span text:style-name="T15_75">sync</text:span><text:span text:style-name="T15_76">”<text:s/></text:span><text:span text:style-name="T15_77">for</text:span><text:span text:style-name="T15_78"><text:s/></text:span><text:span text:style-name="T15_79">example</text:span><text:span text:style-name="T15_80">).<text:s/></text:span></text:p>
        </text:list-item>
      </text:list>
      <text:list text:style-name="LS4" xml:id="list10">
        <text:list-item>
          <text:p text:style-name="P16"><text:span text:style-name="T16_1">Refactor</text:span><text:span text:style-name="T16_2"><text:s/>(</text:span><text:span text:style-name="T16_3">or</text:span><text:span text:style-name="T16_4"><text:s/></text:span><text:span text:style-name="T16_5">redo</text:span><text:span text:style-name="T16_6">)<text:s/></text:span><text:span text:style-name="T16_7">the</text:span><text:span text:style-name="T16_8"><text:s/></text:span><text:span text:style-name="T16_9">existing</text:span><text:span text:style-name="T16_10"><text:s/></text:span><text:span text:style-name="T16_11">test</text:span><text:span text:style-name="T16_12"><text:s/>(</text:span><text:span text:style-name="T16_13">WorkflowController</text:span><text:span text:style-name="T16_14"><text:s/></text:span><text:span text:style-name="T16_15">API</text:span><text:span text:style-name="T16_16">)<text:s/></text:span><text:span text:style-name="T16_17">following</text:span><text:span text:style-name="T16_18"><text:s/></text:span><text:span text:style-name="T16_19">the</text:span><text:span text:style-name="T16_20"><text:s/></text:span><text:span text:style-name="T16_21">general</text:span><text:span text:style-name="T16_22"><text:s/></text:span><text:span text:style-name="T16_23">rules</text:span><text:span text:style-name="T16_24">:</text:span></text:p>
          <text:list>
            <text:list-item>
              <text:p text:style-name="P17"><text:span text:style-name="T17_1">1<text:s/></text:span><text:span text:style-name="T17_2">assert</text:span><text:span text:style-name="T17_3"><text:s/></text:span><text:span text:style-name="T17_4">for</text:span><text:span text:style-name="T17_5"><text:s/>1<text:s/></text:span><text:span text:style-name="T17_6">test</text:span></text:p>
            </text:list-item>
            <text:list-item>
              <text:p text:style-name="P18"><text:span text:style-name="T18_1">1<text:s/></text:span><text:span text:style-name="T18_2">function</text:span><text:span text:style-name="T18_3">/</text:span><text:span text:style-name="T18_4">action</text:span><text:span text:style-name="T18_5"><text:s/></text:span><text:span text:style-name="T18_6">tested</text:span><text:span text:style-name="T18_7"><text:s/></text:span><text:span text:style-name="T18_8">by</text:span><text:span text:style-name="T18_9"><text:s/></text:span><text:span text:style-name="T18_10">test</text:span></text:p>
            </text:list-item>
          </text:list>
        </text:list-item>
        <text:list-item>
          <text:p text:style-name="P19"><text:span text:style-name="T19_1">Write</text:span><text:span text:style-name="T19_2"><text:s/></text:span><text:span text:style-name="T19_3">tests</text:span><text:span text:style-name="T19_4"><text:s/></text:span><text:span text:style-name="T19_5">for</text:span><text:span text:style-name="T19_6"><text:s/></text:span><text:span text:style-name="T19_7">the</text:span><text:span text:style-name="T19_8"><text:s/></text:span><text:span text:style-name="T19_9">Scheduler</text:span><text:span text:style-name="T19_10"><text:s/></text:span><text:span text:style-name="T19_11">API</text:span><text:span text:style-name="T19_12"><text:s/></text:span><text:span text:style-name="T19_13">with</text:span><text:span text:style-name="T19_14"><text:s/></text:span><text:span text:style-name="T19_15">the</text:span><text:span text:style-name="T19_16"><text:s/></text:span><text:span text:style-name="T19_17">same</text:span><text:span text:style-name="T19_18"><text:s/></text:span><text:span text:style-name="T19_19">general</text:span><text:span text:style-name="T19_20"><text:s/></text:span><text:span text:style-name="T19_21">rules</text:span><text:span text:style-name="T19_22">.<text:s/></text:span><text:span text:style-name="T19_23">This</text:span><text:span text:style-name="T19_24"><text:s/></text:span><text:span text:style-name="T19_25">tests</text:span><text:span text:style-name="T19_26"><text:s/></text:span><text:span text:style-name="T19_27">are</text:span><text:span text:style-name="T19_28"><text:s/></text:span><text:span text:style-name="T19_29">useful</text:span><text:span text:style-name="T19_30"><text:s/></text:span><text:span text:style-name="T19_31">to</text:span><text:span text:style-name="T19_32"><text:s/></text:span><text:span text:style-name="T19_33">validate</text:span><text:span text:style-name="T19_34"><text:s/></text:span><text:span text:style-name="T19_35">new</text:span><text:span text:style-name="T19_36"><text:s/></text:span><text:span text:style-name="T19_37">implementation</text:span><text:span text:style-name="T19_38"><text:s/></text:span><text:span text:style-name="T19_39">of</text:span><text:span text:style-name="T19_40"><text:s/></text:span><text:span text:style-name="T19_41">schedulers</text:span><text:span text:style-name="T19_42">,<text:s/></text:span><text:span text:style-name="T19_43">detect</text:span><text:span text:style-name="T19_44"><text:s/></text:span><text:span text:style-name="T19_45">regression</text:span><text:span text:style-name="T19_46"><text:s/></text:span><text:span text:style-name="T19_47">in</text:span><text:span text:style-name="T19_48"><text:s/></text:span><text:span text:style-name="T19_49">existing</text:span><text:span text:style-name="T19_50"><text:s/></text:span><text:span text:style-name="T19_51">ones</text:span><text:span text:style-name="T19_52">,<text:s/></text:span><text:span text:style-name="T19_53">and</text:span><text:span text:style-name="T19_54"><text:s/></text:span><text:span text:style-name="T19_55">to</text:span><text:span text:style-name="T19_56"><text:s/></text:span><text:span text:style-name="T19_57">differentiate</text:span><text:span text:style-name="T19_58"><text:s/></text:span><text:span text:style-name="T19_59">errors</text:span><text:span text:style-name="T19_60"><text:s/></text:span><text:span text:style-name="T19_61">in</text:span><text:span text:style-name="T19_62"><text:s/></text:span><text:span text:style-name="T19_63">Soma</text:span><text:span text:style-name="T19_64">-</text:span><text:span text:style-name="T19_65">workflow</text:span><text:span text:style-name="T19_66"><text:s/></text:span><text:span text:style-name="T19_67">and</text:span><text:span text:style-name="T19_68"><text:s/></text:span><text:span text:style-name="T19_69">in</text:span><text:span text:style-name="T19_70"><text:s/></text:span><text:span text:style-name="T19_71">schedulers</text:span><text:span text:style-name="T19_72"><text:s/></text:span><text:span text:style-name="T19_73">and</text:span><text:span text:style-name="T19_74"><text:s/></text:span><text:span text:style-name="T19_75">its</text:span><text:span text:style-name="T19_76"><text:s/></text:span><text:span text:style-name="T19_77">dependencies</text:span><text:span text:style-name="T19_78"><text:s/>(</text:span><text:span text:style-name="T19_79">eg</text:span><text:span text:style-name="T19_80">.<text:s/></text:span><text:span text:style-name="T19_81">DRMAA</text:span><text:span text:style-name="T19_82"><text:s/></text:span><text:span text:style-name="T19_83">or</text:span><text:span text:style-name="T19_84"><text:s/></text:span><text:span text:style-name="T19_85">MPI</text:span><text:span text:style-name="T19_86"><text:s/></text:span><text:span text:style-name="T19_87">scheduler</text:span><text:span text:style-name="T19_88">).<text:s text:c="2"/></text:span></text:p>
        </text:list-item>
      </text:list>
      <text:p text:style-name="P20"/>
      <text:p text:style-name="P21"><text:span text:style-name="T21_1">Optimizations</text:span><text:span text:style-name="T21_2"><text:s/></text:span><text:span text:style-name="T21_3">to</text:span><text:span text:style-name="T21_4"><text:s/></text:span><text:span text:style-name="T21_5">scale</text:span><text:span text:style-name="T21_6">-</text:span><text:span text:style-name="T21_7">up</text:span><text:span text:style-name="T21_8">:</text:span></text:p>
      <text:list text:style-name="LS5" xml:id="list14">
        <text:list-item>
          <text:p text:style-name="P22"><text:span text:style-name="T22_1">WorkflowEngine</text:span><text:span text:style-name="T22_2">:</text:span></text:p>
          <text:list>
            <text:list-item>
              <text:p text:style-name="P23"><text:span text:style-name="T23_1">optimise</text:span><text:span text:style-name="T23_2"><text:s/></text:span><text:span text:style-name="T23_3">engine</text:span><text:span text:style-name="T23_4">_</text:span><text:span text:style-name="T23_5">type</text:span><text:span text:style-name="T23_6">.</text:span><text:span text:style-name="T23_7">EngineWorkflow</text:span><text:span text:style-name="T23_8">.</text:span><text:span text:style-name="T23_9">find</text:span><text:span text:style-name="T23_10">_</text:span><text:span text:style-name="T23_11">out</text:span><text:span text:style-name="T23_12">_</text:span><text:span text:style-name="T23_13">jobs</text:span><text:span text:style-name="T23_14">_</text:span><text:span text:style-name="T23_15">to</text:span><text:span text:style-name="T23_16">_</text:span><text:span text:style-name="T23_17">process</text:span><text:span text:style-name="T23_18"><text:s/></text:span><text:span text:style-name="T23_19">with</text:span><text:span text:style-name="T23_20"><text:s/></text:span><text:span text:style-name="T23_21">a</text:span><text:span text:style-name="T23_22"><text:s/></text:span><text:span text:style-name="T23_23">proper</text:span><text:span text:style-name="T23_24"><text:s/></text:span><text:span text:style-name="T23_25">graph</text:span><text:span text:style-name="T23_26"><text:s/></text:span><text:span text:style-name="T23_27">search</text:span><text:span text:style-name="T23_28"><text:s/></text:span><text:span text:style-name="T23_29">algorithm</text:span><text:span text:style-name="T23_30"><text:s/>(</text:span><text:span text:style-name="T23_31">example</text:span><text:span text:style-name="T23_32">:<text:s/></text:span><text:span text:style-name="T23_33">Matthieu</text:span><text:span text:style-name="T23_34"><text:s/></text:span><text:span text:style-name="T23_35">Perrot</text:span><text:span text:style-name="T23_36"><text:s/></text:span><text:span text:style-name="T23_37">in</text:span><text:span text:style-name="T23_38"><text:s/></text:span><text:span text:style-name="T23_39">Morphologist</text:span><text:span text:style-name="T23_40"><text:s/></text:span><text:span text:style-name="T23_41">User</text:span><text:span text:style-name="T23_42"><text:s/></text:span><text:span text:style-name="T23_43">Friendly</text:span><text:span text:style-name="T23_44">)</text:span></text:p>
            </text:list-item>
          </text:list>
        </text:list-item>
        <text:list-item>
          <text:p text:style-name="P24"><text:span text:style-name="T24_1">BarrierJob</text:span><text:span text:style-name="T24_2"><text:s/>(</text:span><text:span text:style-name="T24_3">Benoit</text:span><text:span text:style-name="T24_4"><text:s/></text:span><text:span text:style-name="T24_5">Da</text:span><text:span text:style-name="T24_6"><text:s/></text:span><text:span text:style-name="T24_7">Mota</text:span><text:span text:style-name="T24_8">):<text:s/></text:span></text:p>
          <text:list>
            <text:list-item>
              <text:p text:style-name="P25"><text:span text:style-name="T25_1">Add</text:span><text:span text:style-name="T25_2"><text:s/></text:span><text:span text:style-name="T25_3">a</text:span><text:span text:style-name="T25_4"><text:s/></text:span><text:span text:style-name="T25_5">special</text:span><text:span text:style-name="T25_6"><text:s/></text:span><text:span text:style-name="T25_7">type</text:span><text:span text:style-name="T25_8"><text:s/></text:span><text:span text:style-name="T25_9">of</text:span><text:span text:style-name="T25_10"><text:s/></text:span><text:span text:style-name="T25_11">job</text:span><text:span text:style-name="T25_12"><text:s/></text:span><text:span text:style-name="T25_13">BarrierJob</text:span><text:span text:style-name="T25_14"><text:s/></text:span><text:span text:style-name="T25_15">which</text:span><text:span text:style-name="T25_16"><text:s/></text:span><text:span text:style-name="T25_17">executes</text:span><text:span text:style-name="T25_18"><text:s/></text:span><text:span text:style-name="T25_19">nothing</text:span><text:span text:style-name="T25_20">.<text:s/></text:span><text:span text:style-name="T25_21">This</text:span><text:span text:style-name="T25_22"><text:s/></text:span><text:span text:style-name="T25_23">type</text:span><text:span text:style-name="T25_24"><text:s/></text:span><text:span text:style-name="T25_25">of</text:span><text:span text:style-name="T25_26"><text:s/></text:span><text:span text:style-name="T25_27">job</text:span><text:span text:style-name="T25_28"><text:s/></text:span><text:span text:style-name="T25_29">can</text:span><text:span text:style-name="T25_30"><text:s/></text:span><text:span text:style-name="T25_31">be</text:span><text:span text:style-name="T25_32"><text:s/></text:span><text:span text:style-name="T25_33">used</text:span><text:span text:style-name="T25_34"><text:s/></text:span><text:span text:style-name="T25_35">to</text:span><text:span text:style-name="T25_36"><text:s/></text:span><text:span text:style-name="T25_37">reduce</text:span><text:span text:style-name="T25_38"><text:s/></text:span><text:span text:style-name="T25_39">the</text:span><text:span text:style-name="T25_40"><text:s/></text:span><text:span text:style-name="T25_41">number</text:span><text:span text:style-name="T25_42"><text:s/></text:span><text:span text:style-name="T25_43">of</text:span><text:span text:style-name="T25_44"><text:s/></text:span><text:span text:style-name="T25_45">dependencies</text:span><text:span text:style-name="T25_46"><text:s/></text:span><text:span text:style-name="T25_47">in</text:span><text:span text:style-name="T25_48"><text:s/></text:span><text:span text:style-name="T25_49">some</text:span><text:span text:style-name="T25_50"><text:s/></text:span><text:span text:style-name="T25_51">workflows</text:span></text:p>
            </text:list-item>
            <text:list-item>
              <text:p text:style-name="P26"><text:span text:style-name="T26_1">Example</text:span><text:span text:style-name="T26_2">:<text:s/></text:span></text:p>
              <text:list>
                <text:list-item>
                  <text:p text:style-name="P27"><text:span text:style-name="T27_1">N</text:span><text:span text:style-name="T27_2"><text:s/></text:span><text:span text:style-name="T27_3">Jobs</text:span><text:span text:style-name="T27_4"><text:s/>-&gt;<text:s/></text:span><text:span text:style-name="T27_5">N</text:span><text:span text:style-name="T27_6"><text:s/></text:span><text:span text:style-name="T27_7">Jobs</text:span><text:span text:style-name="T27_8"><text:s text:c="3"/>=<text:s text:c="3"/></text:span><text:span text:style-name="T27_9">N</text:span><text:span text:style-name="T27_10">*</text:span><text:span text:style-name="T27_11">N</text:span><text:span text:style-name="T27_12"><text:s/></text:span><text:span text:style-name="T27_13">dependencies</text:span><text:span text:style-name="T27_14"><text:s/></text:span></text:p>
                </text:list-item>
                <text:list-item>
                  <text:p text:style-name="P28"><text:span text:style-name="T28_1">N</text:span><text:span text:style-name="T28_2"><text:s/></text:span><text:span text:style-name="T28_3">jobs</text:span><text:span text:style-name="T28_4"><text:s/>-&gt;<text:s/>1<text:s/></text:span><text:span text:style-name="T28_5">BarrierJob</text:span><text:span text:style-name="T28_6"><text:s/>-&gt;<text:s/></text:span><text:span text:style-name="T28_7">N</text:span><text:span text:style-name="T28_8"><text:s/></text:span><text:span text:style-name="T28_9">Jobs</text:span><text:span text:style-name="T28_10"><text:s text:c="3"/>=<text:s text:c="3"/>2</text:span><text:span text:style-name="T28_11">N</text:span><text:span text:style-name="T28_12"><text:s/></text:span><text:span text:style-name="T28_13">dependencies</text:span></text:p>
                </text:list-item>
              </text:list>
            </text:list-item>
          </text:list>
        </text:list-item>
      </text:list>
      <text:list text:style-name="LS6" xml:id="list21">
        <text:list-item>
          <text:p text:style-name="P29"><text:span text:style-name="T29_1">Database</text:span><text:span text:style-name="T29_2"><text:s/></text:span><text:span text:style-name="T29_3">server</text:span><text:span text:style-name="T29_4">:<text:s/></text:span><text:span text:style-name="T29_5">the</text:span><text:span text:style-name="T29_6"><text:s/></text:span><text:span text:style-name="T29_7">sqlite</text:span><text:span text:style-name="T29_8"><text:s/></text:span><text:span text:style-name="T29_9">database</text:span><text:span text:style-name="T29_10"><text:s/></text:span><text:span text:style-name="T29_11">does</text:span><text:span text:style-name="T29_12"><text:s/></text:span><text:span text:style-name="T29_13">not</text:span><text:span text:style-name="T29_14"><text:s/></text:span><text:span text:style-name="T29_15">deal</text:span><text:span text:style-name="T29_16"><text:s/></text:span><text:span text:style-name="T29_17">with</text:span><text:span text:style-name="T29_18"><text:s/></text:span><text:span text:style-name="T29_19">much</text:span><text:span text:style-name="T29_20"><text:s/></text:span><text:span text:style-name="T29_21">concurrent</text:span><text:span text:style-name="T29_22"><text:s/></text:span><text:span text:style-name="T29_23">access</text:span><text:span text:style-name="T29_24">,<text:s/></text:span><text:span text:style-name="T29_25">a</text:span><text:span text:style-name="T29_26"><text:s/></text:span><text:span text:style-name="T29_27">threading</text:span><text:span text:style-name="T29_28">.</text:span><text:span text:style-name="T29_29">lock</text:span><text:span text:style-name="T29_30"><text:s/></text:span><text:span text:style-name="T29_31">was</text:span><text:span text:style-name="T29_32"><text:s/></text:span><text:span text:style-name="T29_33">used</text:span><text:span text:style-name="T29_34"><text:s/></text:span><text:span text:style-name="T29_35">to</text:span><text:span text:style-name="T29_36"><text:s/></text:span><text:span text:style-name="T29_37">deal</text:span><text:span text:style-name="T29_38"><text:s/></text:span><text:span text:style-name="T29_39">with</text:span><text:span text:style-name="T29_40"><text:s/></text:span><text:span text:style-name="T29_41">it</text:span><text:span text:style-name="T29_42">,<text:s/></text:span><text:span text:style-name="T29_43">however</text:span><text:span text:style-name="T29_44"><text:s/></text:span><text:span text:style-name="T29_45">this</text:span><text:span text:style-name="T29_46"><text:s/></text:span><text:span text:style-name="T29_47">locks</text:span><text:span text:style-name="T29_48"><text:s/></text:span><text:span text:style-name="T29_49">slows</text:span><text:span text:style-name="T29_50"><text:s/></text:span><text:span text:style-name="T29_51">down</text:span><text:span text:style-name="T29_52"><text:s/></text:span><text:span text:style-name="T29_53">the</text:span><text:span text:style-name="T29_54"><text:s/></text:span><text:span text:style-name="T29_55">whole</text:span><text:span text:style-name="T29_56"><text:s/></text:span><text:span text:style-name="T29_57">process</text:span><text:span text:style-name="T29_58"><text:s/>(</text:span><text:span text:style-name="T29_59">even</text:span><text:span text:style-name="T29_60"><text:s/></text:span><text:span text:style-name="T29_61">for</text:span><text:span text:style-name="T29_62"><text:s/></text:span><text:span text:style-name="T29_63">read</text:span><text:span text:style-name="T29_64"><text:s/></text:span><text:span text:style-name="T29_65">only</text:span><text:span text:style-name="T29_66"><text:s/></text:span><text:span text:style-name="T29_67">access</text:span><text:span text:style-name="T29_68">).<text:s/></text:span></text:p>
          <text:list>
            <text:list-item>
              <text:p text:style-name="P30"><text:span text:style-name="T30_1">One</text:span><text:span text:style-name="T30_2"><text:s/></text:span><text:span text:style-name="T30_3">database</text:span><text:span text:style-name="T30_4"><text:s/></text:span><text:span text:style-name="T30_5">file</text:span><text:span text:style-name="T30_6"><text:s/></text:span><text:span text:style-name="T30_7">per</text:span><text:span text:style-name="T30_8"><text:s/></text:span><text:span text:style-name="T30_9">workflow</text:span></text:p>
            </text:list-item>
            <text:list-item>
              <text:p text:style-name="P31"><text:span text:style-name="T31_1">change</text:span><text:span text:style-name="T31_2"><text:s/></text:span><text:span text:style-name="T31_3">the</text:span><text:span text:style-name="T31_4"><text:s/></text:span><text:span text:style-name="T31_5">database</text:span><text:span text:style-name="T31_6"><text:s/></text:span><text:span text:style-name="T31_7">system</text:span><text:span text:style-name="T31_8"><text:s/>?<text:s/></text:span></text:p>
            </text:list-item>
            <text:list-item>
              <text:p text:style-name="P32"><text:span text:style-name="T32_1">?</text:span></text:p>
            </text:list-item>
          </text:list>
        </text:list-item>
        <text:list-item>
          <text:p text:style-name="P33"><text:span text:style-name="T33_1">Inspect</text:span><text:span text:style-name="T33_2"><text:s/></text:span><text:span text:style-name="T33_3">the</text:span><text:span text:style-name="T33_4"><text:s/></text:span><text:span text:style-name="T33_5">GUI</text:span></text:p>
        </text:list-item>
      </text:list>
      <text:p text:style-name="P34"/>
      <text:p text:style-name="P35"><text:span text:style-name="T35_1">Remove</text:span><text:span text:style-name="T35_2"><text:s/></text:span><text:span text:style-name="T35_3">functions</text:span><text:span text:style-name="T35_4"><text:s/></text:span><text:span text:style-name="T35_5">of</text:span><text:span text:style-name="T35_6"><text:s/></text:span><text:span text:style-name="T35_7">the</text:span><text:span text:style-name="T35_8"><text:s/></text:span><text:span text:style-name="T35_9">WorkflowController</text:span><text:span text:style-name="T35_10"><text:s/></text:span><text:span text:style-name="T35_11">API</text:span><text:span text:style-name="T35_12"><text:s/></text:span><text:span text:style-name="T35_13">that</text:span><text:span text:style-name="T35_14"><text:s/></text:span><text:span text:style-name="T35_15">concern</text:span><text:span text:style-name="T35_16"><text:s/></text:span><text:span text:style-name="T35_17">jobs</text:span><text:span text:style-name="T35_18"><text:s/></text:span><text:span text:style-name="T35_19">outside</text:span><text:span text:style-name="T35_20"><text:s/></text:span><text:span text:style-name="T35_21">workflow</text:span><text:span text:style-name="T35_22">:</text:span></text:p>
      <text:list text:style-name="LS7" xml:id="list26">
        <text:list-item>
          <text:p text:style-name="P36"><text:span text:style-name="T36_1">the</text:span><text:span text:style-name="T36_2"><text:s/></text:span><text:span text:style-name="T36_3">submission</text:span><text:span text:style-name="T36_4"><text:s/></text:span><text:span text:style-name="T36_5">of</text:span><text:span text:style-name="T36_6"><text:s/></text:span><text:span text:style-name="T36_7">an</text:span><text:span text:style-name="T36_8"><text:s/></text:span><text:span text:style-name="T36_9">isolated</text:span><text:span text:style-name="T36_10"><text:s/></text:span><text:span text:style-name="T36_11">job</text:span><text:span text:style-name="T36_12"><text:s/></text:span><text:span text:style-name="T36_13">can</text:span><text:span text:style-name="T36_14"><text:s/></text:span><text:span text:style-name="T36_15">not</text:span><text:span text:style-name="T36_16"><text:s/></text:span><text:span text:style-name="T36_17">even</text:span><text:span text:style-name="T36_18"><text:s/></text:span><text:span text:style-name="T36_19">be</text:span><text:span text:style-name="T36_20"><text:s/></text:span><text:span text:style-name="T36_21">monitored</text:span><text:span text:style-name="T36_22"><text:s/></text:span><text:span text:style-name="T36_23">in</text:span><text:span text:style-name="T36_24"><text:s/></text:span><text:span text:style-name="T36_25">the</text:span><text:span text:style-name="T36_26"><text:s/></text:span><text:span text:style-name="T36_27">GUI</text:span><text:span text:style-name="T36_28">,<text:s/></text:span><text:span text:style-name="T36_29">it</text:span><text:span text:style-name="T36_30"><text:s/></text:span><text:span text:style-name="T36_31">is</text:span><text:span text:style-name="T36_32"><text:s/></text:span><text:span text:style-name="T36_33">never</text:span><text:span text:style-name="T36_34"><text:s/></text:span><text:span text:style-name="T36_35">used</text:span><text:span text:style-name="T36_36">.</text:span></text:p>
        </text:list-item>
        <text:list-item>
          <text:p text:style-name="P37"><text:span text:style-name="T37_1">deprecate</text:span><text:span text:style-name="T37_2">:</text:span></text:p>
          <text:list>
            <text:list-item>
              <text:p text:style-name="P38"><text:span text:style-name="T38_1">submit</text:span><text:span text:style-name="T38_2">_</text:span><text:span text:style-name="T38_3">job</text:span></text:p>
            </text:list-item>
            <text:list-item>
              <text:p text:style-name="P39"><text:span text:style-name="T39_1">delete</text:span><text:span text:style-name="T39_2">_</text:span><text:span text:style-name="T39_3">job</text:span></text:p>
            </text:list-item>
            <text:list-item>
              <text:p text:style-name="P40"><text:span text:style-name="T40_1">kill</text:span><text:span text:style-name="T40_2">_</text:span><text:span text:style-name="T40_3">job</text:span></text:p>
            </text:list-item>
            <text:list-item>
              <text:p text:style-name="P41"><text:span text:style-name="T41_1">restart</text:span><text:span text:style-name="T41_2">_</text:span><text:span text:style-name="T41_3">job</text:span></text:p>
            </text:list-item>
          </text:list>
        </text:list-item>
      </text:list>
      <text:p text:style-name="P42"/>
      <text:p text:style-name="P43"><text:span text:style-name="T43_1">Remove</text:span><text:span text:style-name="T43_2"><text:s/></text:span><text:span text:style-name="T43_3">expiration</text:span><text:span text:style-name="T43_4"><text:s/></text:span><text:span text:style-name="T43_5">dates</text:span><text:span text:style-name="T43_6">:</text:span></text:p>
      <text:list text:style-name="LS8" xml:id="list32">
        <text:list-item>
          <text:p text:style-name="P44"><text:span text:style-name="T44_1">it</text:span><text:span text:style-name="T44_2"><text:s/></text:span><text:span text:style-name="T44_3">was</text:span><text:span text:style-name="T44_4"><text:s/></text:span><text:span text:style-name="T44_5">never</text:span><text:span text:style-name="T44_6"><text:s/></text:span><text:span text:style-name="T44_7">used</text:span><text:span text:style-name="T44_8"><text:s/></text:span><text:span text:style-name="T44_9">and</text:span><text:span text:style-name="T44_10"><text:s/></text:span><text:span text:style-name="T44_11">is</text:span><text:span text:style-name="T44_12"><text:s/></text:span><text:span text:style-name="T44_13">confusing</text:span></text:p>
        </text:list-item>
      </text:list>
      <text:p text:style-name="P45"/>
      <text:p text:style-name="P46"><text:span text:style-name="T46_1">Remove</text:span><text:span text:style-name="T46_2"><text:s/></text:span><text:span text:style-name="T46_3">stdin</text:span><text:span text:style-name="T46_4"><text:s/></text:span><text:span text:style-name="T46_5">for</text:span><text:span text:style-name="T46_6"><text:s/></text:span><text:span text:style-name="T46_7">jobs</text:span><text:span text:style-name="T46_8"><text:s/>?</text:span></text:p>
      <text:list text:style-name="LS9" xml:id="list33">
        <text:list-item>
          <text:p text:style-name="P47"><text:span text:style-name="T47_1">not</text:span><text:span text:style-name="T47_2"><text:s/></text:span><text:span text:style-name="T47_3">used</text:span></text:p>
        </text:list-item>
      </text:list>
      <text:p text:style-name="P48"/>
      <text:p text:style-name="P49"><text:span text:style-name="T49_1">Upgrade</text:span><text:span text:style-name="T49_2"><text:s/></text:span><text:span text:style-name="T49_3">to</text:span><text:span text:style-name="T49_4"><text:s/></text:span><text:span text:style-name="T49_5">python</text:span><text:span text:style-name="T49_6"><text:s/>2.7<text:s/></text:span><text:span text:style-name="T49_7">on</text:span><text:span text:style-name="T49_8"><text:s/></text:span><text:span text:style-name="T49_9">the</text:span><text:span text:style-name="T49_10"><text:s/></text:span><text:span text:style-name="T49_11">DSV</text:span><text:span text:style-name="T49_12"><text:s/></text:span><text:span text:style-name="T49_13">cluster</text:span><text:span text:style-name="T49_14"><text:s/></text:span><text:span text:style-name="T49_15">for</text:span><text:span text:style-name="T49_16"><text:s/></text:span><text:span text:style-name="T49_17">BrainVisa</text:span><text:span text:style-name="T49_18"><text:s/></text:span><text:span text:style-name="T49_19">users</text:span><text:span text:style-name="T49_20">:</text:span></text:p>
      <text:list text:style-name="LS10" xml:id="list34">
        <text:list-item>
          <text:p text:style-name="P50"><text:span text:style-name="T50_1">The</text:span><text:span text:style-name="T50_2"><text:s/></text:span><text:span text:style-name="T50_3">workflow</text:span><text:span text:style-name="T50_4"><text:s/></text:span><text:span text:style-name="T50_5">are</text:span><text:span text:style-name="T50_6"><text:s/></text:span><text:span text:style-name="T50_7">saved</text:span><text:span text:style-name="T50_8"><text:s/></text:span><text:span text:style-name="T50_9">in</text:span><text:span text:style-name="T50_10"><text:s/></text:span><text:span text:style-name="T50_11">the</text:span><text:span text:style-name="T50_12"><text:s/></text:span><text:span text:style-name="T50_13">JSON</text:span><text:span text:style-name="T50_14"><text:s/></text:span><text:span text:style-name="T50_15">format</text:span><text:span text:style-name="T50_16"><text:s/></text:span><text:span text:style-name="T50_17">except</text:span><text:span text:style-name="T50_18"><text:s/></text:span><text:span text:style-name="T50_19">for</text:span><text:span text:style-name="T50_20"><text:s/></text:span><text:span text:style-name="T50_21">python</text:span><text:span text:style-name="T50_22"><text:s/>2.5<text:s/></text:span><text:span text:style-name="T50_23">where</text:span><text:span text:style-name="T50_24"><text:s/></text:span><text:span text:style-name="T50_25">a</text:span><text:span text:style-name="T50_26"><text:s/></text:span><text:span text:style-name="T50_27">simple</text:span><text:span text:style-name="T50_28"><text:s/></text:span><text:span text:style-name="T50_29">pickle</text:span><text:span text:style-name="T50_30"><text:s/></text:span><text:span text:style-name="T50_31">is</text:span><text:span text:style-name="T50_32"><text:s/></text:span><text:span text:style-name="T50_33">used</text:span><text:span text:style-name="T50_34">.<text:s/></text:span><text:span text:style-name="T50_35">The</text:span><text:span text:style-name="T50_36"><text:s/></text:span><text:span text:style-name="T50_37">workflow</text:span><text:span text:style-name="T50_38"><text:s/></text:span><text:span text:style-name="T50_39">saved</text:span><text:span text:style-name="T50_40"><text:s/></text:span><text:span text:style-name="T50_41">with</text:span><text:span text:style-name="T50_42"><text:s/></text:span><text:span text:style-name="T50_43">python</text:span><text:span text:style-name="T50_44"><text:s/>2.6<text:s/></text:span><text:span text:style-name="T50_45">can</text:span><text:span text:style-name="T50_46"><text:s/></text:span><text:span text:style-name="T50_47">not</text:span><text:span text:style-name="T50_48"><text:s/></text:span><text:span text:style-name="T50_49">be</text:span><text:span text:style-name="T50_50"><text:s/></text:span><text:span text:style-name="T50_51">read</text:span><text:span text:style-name="T50_52"><text:s/></text:span><text:span text:style-name="T50_53">with</text:span><text:span text:style-name="T50_54"><text:s/></text:span><text:span text:style-name="T50_55">python</text:span><text:span text:style-name="T50_56"><text:s/>2.5.<text:s/></text:span><text:span text:style-name="T50_57">Unfortunately</text:span><text:span text:style-name="T50_58">,<text:s/></text:span><text:span text:style-name="T50_59">BrainVisa</text:span><text:span text:style-name="T50_60"><text:s/></text:span><text:span text:style-name="T50_61">users</text:span><text:span text:style-name="T50_62"><text:s/></text:span><text:span text:style-name="T50_63">has</text:span><text:span text:style-name="T50_64"><text:s/></text:span><text:span text:style-name="T50_65">to</text:span><text:span text:style-name="T50_66"><text:s/></text:span><text:span text:style-name="T50_67">use</text:span><text:span text:style-name="T50_68"><text:s/></text:span><text:span text:style-name="T50_69">python</text:span><text:span text:style-name="T50_70"><text:s/>2.5<text:s/></text:span><text:span text:style-name="T50_71">on</text:span><text:span text:style-name="T50_72"><text:s/></text:span><text:span text:style-name="T50_73">the</text:span><text:span text:style-name="T50_74"><text:s/></text:span><text:span text:style-name="T50_75">DSV</text:span><text:span text:style-name="T50_76"><text:s/></text:span><text:span text:style-name="T50_77">cluster</text:span><text:span text:style-name="T50_78">,<text:s/></text:span><text:span text:style-name="T50_79">thus</text:span><text:span text:style-name="T50_80"><text:s/></text:span><text:span text:style-name="T50_81">they</text:span><text:span text:style-name="T50_82"><text:s/></text:span><text:span text:style-name="T50_83">can</text:span><text:span text:style-name="T50_84"><text:s/></text:span><text:span text:style-name="T50_85">not</text:span><text:span text:style-name="T50_86"><text:s/></text:span><text:span text:style-name="T50_87">same</text:span><text:span text:style-name="T50_88"><text:s/></text:span><text:span text:style-name="T50_89">a</text:span><text:span text:style-name="T50_90"><text:s/></text:span><text:span text:style-name="T50_91">workflow</text:span><text:span text:style-name="T50_92"><text:s/></text:span><text:span text:style-name="T50_93">on</text:span><text:span text:style-name="T50_94"><text:s/></text:span><text:span text:style-name="T50_95">their</text:span><text:span text:style-name="T50_96"><text:s/></text:span><text:span text:style-name="T50_97">machine</text:span><text:span text:style-name="T50_98"><text:s/></text:span><text:span text:style-name="T50_99">and</text:span><text:span text:style-name="T50_100"><text:s/></text:span><text:span text:style-name="T50_101">run</text:span><text:span text:style-name="T50_102"><text:s/></text:span><text:span text:style-name="T50_103">it</text:span><text:span text:style-name="T50_104"><text:s/></text:span><text:span text:style-name="T50_105">on</text:span><text:span text:style-name="T50_106"><text:s/></text:span><text:span text:style-name="T50_107">the</text:span><text:span text:style-name="T50_108"><text:s/></text:span><text:span text:style-name="T50_109">cluster</text:span><text:span text:style-name="T50_110">.</text:span></text:p>
        </text:list-item>
      </text:list>
      <text:p text:style-name="P51"/>
      <text:p text:style-name="P52"/>
      <text:p text:style-name="P53"><text:span text:style-name="T53_1">Change</text:span><text:span text:style-name="T53_2"><text:s/></text:span><text:span text:style-name="T53_3">the</text:span><text:span text:style-name="T53_4"><text:s/></text:span><text:span text:style-name="T53_5">import</text:span><text:span text:style-name="T53_6"><text:s/></text:span><text:span text:style-name="T53_7">soma</text:span><text:span text:style-name="T53_8">.</text:span><text:span text:style-name="T53_9">workflow</text:span><text:span text:style-name="T53_10"><text:s/></text:span><text:span text:style-name="T53_11">into</text:span><text:span text:style-name="T53_12"><text:s/></text:span><text:span text:style-name="T53_13">soma</text:span><text:span text:style-name="T53_14">-</text:span><text:span text:style-name="T53_15">workflow</text:span><text:span text:style-name="T53_16">:</text:span></text:p>
      <text:list text:style-name="LS11" xml:id="list35">
        <text:list-item>
          <text:p text:style-name="P54"><text:span text:style-name="T54_1">The</text:span><text:span text:style-name="T54_2"><text:s/></text:span><text:span text:style-name="T54_3">level</text:span><text:span text:style-name="T54_4"><text:s/></text:span><text:span text:style-name="T54_5">soma</text:span><text:span text:style-name="T54_6"><text:s/></text:span><text:span text:style-name="T54_7">does</text:span><text:span text:style-name="T54_8"><text:s/></text:span><text:span text:style-name="T54_9">not</text:span><text:span text:style-name="T54_10"><text:s/></text:span><text:span text:style-name="T54_11">have</text:span><text:span text:style-name="T54_12"><text:s/></text:span><text:span text:style-name="T54_13">any</text:span><text:span text:style-name="T54_14"><text:s/></text:span><text:span text:style-name="T54_15">meaning</text:span><text:span text:style-name="T54_16"><text:s/></text:span><text:span text:style-name="T54_17">in</text:span><text:span text:style-name="T54_18"><text:s/></text:span><text:span text:style-name="T54_19">soma</text:span><text:span text:style-name="T54_20">-</text:span><text:span text:style-name="T54_21">workflow</text:span></text:p>
        </text:list-item>
        <text:list-item>
          <text:p text:style-name="P55"><text:span text:style-name="T55_1">It</text:span><text:span text:style-name="T55_2"><text:s/></text:span><text:span text:style-name="T55_3">can</text:span><text:span text:style-name="T55_4"><text:s/></text:span><text:span text:style-name="T55_5">be</text:span><text:span text:style-name="T55_6"><text:s/></text:span><text:span text:style-name="T55_7">a</text:span><text:span text:style-name="T55_8"><text:s/></text:span><text:span text:style-name="T55_9">source</text:span><text:span text:style-name="T55_10"><text:s/></text:span><text:span text:style-name="T55_11">of</text:span><text:span text:style-name="T55_12"><text:s/></text:span><text:span text:style-name="T55_13">problems</text:span><text:span text:style-name="T55_14"><text:s/></text:span><text:span text:style-name="T55_15">for</text:span><text:span text:style-name="T55_16"><text:s/></text:span><text:span text:style-name="T55_17">the</text:span><text:span text:style-name="T55_18"><text:s/></text:span><text:span text:style-name="T55_19">user</text:span><text:span text:style-name="T55_20"><text:s/></text:span><text:span text:style-name="T55_21">using</text:span><text:span text:style-name="T55_22"><text:s/></text:span><text:span text:style-name="T55_23">brainvisa</text:span><text:span text:style-name="T55_24"><text:s/></text:span><text:span text:style-name="T55_25">or</text:span><text:span text:style-name="T55_26"><text:s/></text:span><text:span text:style-name="T55_27">modules</text:span><text:span text:style-name="T55_28"><text:s/></text:span><text:span text:style-name="T55_29">of</text:span><text:span text:style-name="T55_30"><text:s/></text:span><text:span text:style-name="T55_31">brainvisa</text:span><text:span text:style-name="T55_32"><text:s/>(</text:span><text:span text:style-name="T55_33">soma</text:span><text:span text:style-name="T55_34">.</text:span><text:span text:style-name="T55_35">aims</text:span><text:span text:style-name="T55_36"><text:s/></text:span><text:span text:style-name="T55_37">for</text:span><text:span text:style-name="T55_38"><text:s/></text:span><text:span text:style-name="T55_39">example</text:span><text:span text:style-name="T55_40">)<text:s/></text:span><text:span text:style-name="T55_41">and</text:span><text:span text:style-name="T55_42"><text:s/></text:span><text:span text:style-name="T55_43">having</text:span><text:span text:style-name="T55_44"><text:s/></text:span><text:span text:style-name="T55_45">there</text:span><text:span text:style-name="T55_46"><text:s/></text:span><text:span text:style-name="T55_47">own</text:span><text:span text:style-name="T55_48"><text:s/></text:span><text:span text:style-name="T55_49">installation</text:span><text:span text:style-name="T55_50"><text:s/></text:span><text:span text:style-name="T55_51">of</text:span><text:span text:style-name="T55_52"><text:s/></text:span><text:span text:style-name="T55_53">soma</text:span><text:span text:style-name="T55_54">-</text:span><text:span text:style-name="T55_55">workflow</text:span><text:span text:style-name="T55_56"><text:s/>(</text:span><text:span text:style-name="T55_57">It</text:span><text:span text:style-name="T55_58"><text:s/></text:span><text:span text:style-name="T55_59">was</text:span><text:span text:style-name="T55_60"><text:s/></text:span><text:span text:style-name="T55_61">the</text:span><text:span text:style-name="T55_62"><text:s/></text:span><text:span text:style-name="T55_63">case</text:span><text:span text:style-name="T55_64"><text:s/></text:span><text:span text:style-name="T55_65">for</text:span><text:span text:style-name="T55_66"><text:s/></text:span><text:span text:style-name="T55_67">Thomas</text:span><text:span text:style-name="T55_68"><text:s/></text:span><text:span text:style-name="T55_69">Vincent</text:span><text:span text:style-name="T55_70"><text:s/></text:span><text:span text:style-name="T55_71">and</text:span><text:span text:style-name="T55_72"><text:s/></text:span><text:span text:style-name="T55_73">Joy</text:span><text:span text:style-name="T55_74">).</text:span></text:p>
        </text:list-item>
      </text:list>
      <text:p text:style-name="P56"/>
      <text:p text:style-name="P57"><text:span text:style-name="T57_1">Make</text:span><text:span text:style-name="T57_2"><text:s/></text:span><text:span text:style-name="T57_3">configuration</text:span><text:span text:style-name="T57_4"><text:s/></text:span><text:span text:style-name="T57_5">accessible</text:span><text:span text:style-name="T57_6"><text:s/></text:span><text:span text:style-name="T57_7">from</text:span><text:span text:style-name="T57_8"><text:s/></text:span><text:span text:style-name="T57_9">client</text:span><text:span text:style-name="T57_10"><text:s/></text:span><text:span text:style-name="T57_11">code</text:span><text:span text:style-name="T57_12">:</text:span></text:p>
      <text:list text:style-name="LS12" xml:id="list37">
        <text:list-item>
          <text:p text:style-name="P58"><text:span text:style-name="T58_1">to</text:span><text:span text:style-name="T58_2"><text:s/></text:span><text:span text:style-name="T58_3">read</text:span><text:span text:style-name="T58_4"><text:s/></text:span><text:span text:style-name="T58_5">and</text:span><text:span text:style-name="T58_6"><text:s/></text:span><text:span text:style-name="T58_7">even</text:span><text:span text:style-name="T58_8"><text:s/></text:span><text:span text:style-name="T58_9">change</text:span><text:span text:style-name="T58_10"><text:s/></text:span><text:span text:style-name="T58_11">the</text:span><text:span text:style-name="T58_12"><text:s/></text:span><text:span text:style-name="T58_13">configuration</text:span><text:span text:style-name="T58_14"><text:s/></text:span><text:span text:style-name="T58_15">variables</text:span><text:span text:style-name="T58_16"><text:s/></text:span><text:span text:style-name="T58_17">programmatically</text:span><text:span text:style-name="T58_18"><text:s/></text:span></text:p>
        </text:list-item>
        <text:list-item>
          <text:p text:style-name="P59"><text:span text:style-name="T59_1">it</text:span><text:span text:style-name="T59_2"><text:s/></text:span><text:span text:style-name="T59_3">concerns</text:span><text:span text:style-name="T59_4"><text:s/></text:span><text:span text:style-name="T59_5">the</text:span><text:span text:style-name="T59_6"><text:s/></text:span><text:span text:style-name="T59_7">LocalSchedulerCfg</text:span><text:span text:style-name="T59_8"><text:s/></text:span><text:span text:style-name="T59_9">and</text:span><text:span text:style-name="T59_10"><text:s/></text:span><text:span text:style-name="T59_11">Configuration</text:span><text:span text:style-name="T59_12"><text:s/></text:span><text:span text:style-name="T59_13">in</text:span><text:span text:style-name="T59_14"><text:s/></text:span><text:span text:style-name="T59_15">configuration</text:span><text:span text:style-name="T59_16">.</text:span><text:span text:style-name="T59_17">py</text:span></text:p>
        </text:list-item>
        <text:list-item>
          <text:p text:style-name="P60"><text:span text:style-name="T60_1">example</text:span><text:span text:style-name="T60_2">:<text:s/></text:span><text:span text:style-name="T60_3">change</text:span><text:span text:style-name="T60_4"><text:s/></text:span><text:span text:style-name="T60_5">the</text:span><text:span text:style-name="T60_6"><text:s/></text:span><text:span text:style-name="T60_7">number</text:span><text:span text:style-name="T60_8"><text:s/></text:span><text:span text:style-name="T60_9">of</text:span><text:span text:style-name="T60_10"><text:s/></text:span><text:span text:style-name="T60_11">cpus</text:span><text:span text:style-name="T60_12"><text:s/></text:span><text:span text:style-name="T60_13">used</text:span><text:span text:style-name="T60_14"><text:s/></text:span><text:span text:style-name="T60_15">by</text:span><text:span text:style-name="T60_16"><text:s/></text:span><text:span text:style-name="T60_17">the</text:span><text:span text:style-name="T60_18"><text:s/></text:span><text:span text:style-name="T60_19">local</text:span><text:span text:style-name="T60_20"><text:s/></text:span><text:span text:style-name="T60_21">basic</text:span><text:span text:style-name="T60_22"><text:s/></text:span><text:span text:style-name="T60_23">scheduler</text:span></text:p>
        </text:list-item>
        <text:list-item>
          <text:p text:style-name="P61"><text:span text:style-name="T61_1">associated</text:span><text:span text:style-name="T61_2"><text:s/></text:span><text:span text:style-name="T61_3">documentation</text:span></text:p>
        </text:list-item>
      </text:list>
      <text:p text:style-name="P62"/>
      <text:p text:style-name="P63"><text:span text:style-name="T63_1">More</text:span><text:span text:style-name="T63_2"><text:s/></text:span><text:span text:style-name="T63_3">command</text:span><text:span text:style-name="T63_4"><text:s/></text:span><text:span text:style-name="T63_5">lines</text:span><text:span text:style-name="T63_6"><text:s/></text:span><text:span text:style-name="T63_7">to</text:span><text:span text:style-name="T63_8"><text:s/></text:span><text:span text:style-name="T63_9">control</text:span><text:span text:style-name="T63_10"><text:s/></text:span><text:span text:style-name="T63_11">soma</text:span><text:span text:style-name="T63_12">-</text:span><text:span text:style-name="T63_13">workflow</text:span></text:p>
      <text:list text:style-name="LS13" xml:id="list41">
        <text:list-item>
          <text:p text:style-name="P64"><text:span text:style-name="T64_1">test</text:span><text:span text:style-name="T64_2"><text:s/>(</text:span><text:span text:style-name="T64_3">and</text:span><text:span text:style-name="T64_4"><text:s/></text:span><text:span text:style-name="T64_5">debug</text:span><text:span text:style-name="T64_6"><text:s/>?)<text:s/></text:span><text:span text:style-name="T64_7">soma</text:span><text:span text:style-name="T64_8">_</text:span><text:span text:style-name="T64_9">stop</text:span><text:span text:style-name="T64_10">_</text:span><text:span text:style-name="T64_11">workflow</text:span></text:p>
        </text:list-item>
        <text:list-item>
          <text:p text:style-name="P65"><text:span text:style-name="T65_1">add</text:span><text:span text:style-name="T65_2"><text:s/></text:span><text:span text:style-name="T65_3">documentation</text:span></text:p>
        </text:list-item>
      </text:list>
      <text:p text:style-name="P66"/>
      <text:p text:style-name="P67"><text:span text:style-name="T67_1">Monitoring</text:span><text:span text:style-name="T67_2"><text:s/></text:span><text:span text:style-name="T67_3">tool</text:span><text:span text:style-name="T67_4"><text:s/></text:span><text:span text:style-name="T67_5">which</text:span><text:span text:style-name="T67_6"><text:s/></text:span><text:span text:style-name="T67_7">runs</text:span><text:span text:style-name="T67_8"><text:s/></text:span><text:span text:style-name="T67_9">in</text:span><text:span text:style-name="T67_10"><text:s/></text:span><text:span text:style-name="T67_11">a</text:span><text:span text:style-name="T67_12"><text:s/></text:span><text:span text:style-name="T67_13">shell</text:span></text:p>
      <text:list text:style-name="LS14" xml:id="list43">
        <text:list-item>
          <text:p text:style-name="P68"><text:span text:style-name="T68_1">Users</text:span><text:span text:style-name="T68_2"><text:s/></text:span><text:span text:style-name="T68_3">don</text:span><text:span text:style-name="T68_4">’</text:span><text:span text:style-name="T68_5">t</text:span><text:span text:style-name="T68_6"><text:s/></text:span><text:span text:style-name="T68_7">want</text:span><text:span text:style-name="T68_8">/</text:span><text:span text:style-name="T68_9">cannot</text:span><text:span text:style-name="T68_10"><text:s/></text:span><text:span text:style-name="T68_11">to</text:span><text:span text:style-name="T68_12"><text:s/></text:span><text:span text:style-name="T68_13">install</text:span><text:span text:style-name="T68_14"><text:s/></text:span><text:span text:style-name="T68_15">Qt</text:span><text:span text:style-name="T68_16"><text:s/></text:span><text:span text:style-name="T68_17">on</text:span><text:span text:style-name="T68_18"><text:s/></text:span><text:span text:style-name="T68_19">the</text:span><text:span text:style-name="T68_20"><text:s/></text:span><text:span text:style-name="T68_21">cluster</text:span></text:p>
        </text:list-item>
        <text:list-item>
          <text:p text:style-name="P69"><text:span text:style-name="T69_1">Technology</text:span><text:span text:style-name="T69_2"><text:s/></text:span><text:span text:style-name="T69_3">example</text:span><text:span text:style-name="T69_4">:<text:s/></text:span><text:span text:style-name="T69_5">ncurses</text:span></text:p>
        </text:list-item>
      </text:list>
      <text:p text:style-name="P70"/>
      <text:p text:style-name="P71"/>
      <text:p text:style-name="P72"><text:span text:style-name="T72_1">Bugs</text:span><text:span text:style-name="T72_2">:</text:span></text:p>
      <text:list text:style-name="LS15" xml:id="list45">
        <text:list-item>
          <text:p text:style-name="P73"><text:span text:style-name="T73_1">DRMAA</text:span><text:span text:style-name="T73_2"><text:s/></text:span><text:span text:style-name="T73_3">gabriel</text:span><text:span text:style-name="T73_4"><text:s/>=&gt;<text:s/></text:span><text:span text:style-name="T73_5">since</text:span><text:span text:style-name="T73_6"><text:s/>02/2013<text:s/></text:span><text:span text:style-name="T73_7">it</text:span><text:span text:style-name="T73_8"><text:s/></text:span><text:span text:style-name="T73_9">uses</text:span><text:span text:style-name="T73_10"><text:s/></text:span><text:span text:style-name="T73_11">wrong</text:span><text:span text:style-name="T73_12"><text:s/></text:span><text:span text:style-name="T73_13">python</text:span><text:span text:style-name="T73_14"><text:s/></text:span><text:span text:style-name="T73_15">path</text:span><text:span text:style-name="T73_16"><text:s/>(</text:span><text:span text:style-name="T73_17">pb</text:span><text:span text:style-name="T73_18"><text:s/></text:span><text:span text:style-name="T73_19">in</text:span><text:span text:style-name="T73_20"><text:s/></text:span><text:span text:style-name="T73_21">the</text:span><text:span text:style-name="T73_22"><text:s/></text:span><text:span text:style-name="T73_23">jobs</text:span><text:span text:style-name="T73_24"><text:s/></text:span><text:span text:style-name="T73_25">path</text:span><text:span text:style-name="T73_26">)<text:s/>=&gt;<text:s/></text:span><text:span text:style-name="T73_27">a</text:span><text:span text:style-name="T73_28"><text:s/></text:span><text:span text:style-name="T73_29">newer</text:span><text:span text:style-name="T73_30"><text:s/></text:span><text:span text:style-name="T73_31">version</text:span><text:span text:style-name="T73_32"><text:s/></text:span><text:span text:style-name="T73_33">of</text:span><text:span text:style-name="T73_34"><text:s/></text:span><text:span text:style-name="T73_35">DRMAA</text:span><text:span text:style-name="T73_36"><text:s/></text:span><text:span text:style-name="T73_37">solve</text:span><text:span text:style-name="T73_38"><text:s/></text:span><text:span text:style-name="T73_39">the</text:span><text:span text:style-name="T73_40"><text:s/></text:span><text:span text:style-name="T73_41">pb</text:span><text:span text:style-name="T73_42">.</text:span></text:p>
        </text:list-item>
        <text:list-item>
          <text:p text:style-name="P74"><text:span text:style-name="T74_1">Since</text:span><text:span text:style-name="T74_2"><text:s/>01/2013<text:s/></text:span><text:span text:style-name="T74_3">the</text:span><text:span text:style-name="T74_4"><text:s/></text:span><text:span text:style-name="T74_5">GUI</text:span><text:span text:style-name="T74_6"><text:s/></text:span><text:span text:style-name="T74_7">closes</text:span><text:span text:style-name="T74_8"><text:s/></text:span><text:span text:style-name="T74_9">randomly</text:span><text:span text:style-name="T74_10"><text:s/></text:span><text:span text:style-name="T74_11">on</text:span><text:span text:style-name="T74_12"><text:s/></text:span><text:span text:style-name="T74_13">the</text:span><text:span text:style-name="T74_14"><text:s/></text:span><text:span text:style-name="T74_15">ubuntu</text:span><text:span text:style-name="T74_16"><text:s/></text:span><text:span text:style-name="T74_17">machines</text:span><text:span text:style-name="T74_18"><text:s/></text:span><text:span text:style-name="T74_19">either</text:span><text:span text:style-name="T74_20"><text:s/></text:span><text:span text:style-name="T74_21">with</text:span><text:span text:style-name="T74_22"><text:s/></text:span><text:span text:style-name="T74_23">the</text:span><text:span text:style-name="T74_24"><text:s/></text:span><text:span text:style-name="T74_25">stable</text:span><text:span text:style-name="T74_26"><text:s/></text:span><text:span text:style-name="T74_27">version</text:span><text:span text:style-name="T74_28"><text:s/></text:span><text:span text:style-name="T74_29">or</text:span><text:span text:style-name="T74_30"><text:s/></text:span><text:span text:style-name="T74_31">the</text:span><text:span text:style-name="T74_32"><text:s/></text:span><text:span text:style-name="T74_33">trunk</text:span><text:span text:style-name="T74_34"><text:s/></text:span><text:span text:style-name="T74_35">version</text:span><text:span text:style-name="T74_36">.</text:span></text:p>
        </text:list-item>
        <text:list-item>
          <text:p text:style-name="P75"><text:span text:style-name="T75_1">Some</text:span><text:span text:style-name="T75_2"><text:s/></text:span><text:span text:style-name="T75_3">weeks</text:span><text:span text:style-name="T75_4">,<text:s/></text:span><text:span text:style-name="T75_5">Pyro</text:span><text:span text:style-name="T75_6"><text:s/></text:span><text:span text:style-name="T75_7">connection</text:span><text:span text:style-name="T75_8"><text:s/></text:span><text:span text:style-name="T75_9">closed</text:span><text:span text:style-name="T75_10"><text:s/></text:span><text:span text:style-name="T75_11">error</text:span><text:span text:style-name="T75_12"><text:s/></text:span><text:span text:style-name="T75_13">is</text:span><text:span text:style-name="T75_14"><text:s/></text:span><text:span text:style-name="T75_15">raised</text:span><text:span text:style-name="T75_16"><text:s/></text:span><text:span text:style-name="T75_17">frequently</text:span><text:span text:style-name="T75_18">,<text:s/></text:span><text:span text:style-name="T75_19">the</text:span><text:span text:style-name="T75_20"><text:s/></text:span><text:span text:style-name="T75_21">user</text:span><text:span text:style-name="T75_22"><text:s/></text:span><text:span text:style-name="T75_23">has</text:span><text:span text:style-name="T75_24"><text:s/></text:span><text:span text:style-name="T75_25">to</text:span><text:span text:style-name="T75_26"><text:s/></text:span><text:span text:style-name="T75_27">reconnect</text:span><text:span text:style-name="T75_28"><text:s/></text:span><text:span text:style-name="T75_29">nonstop</text:span><text:span text:style-name="T75_30"><text:s/></text:span><text:span text:style-name="T75_31">and</text:span><text:span text:style-name="T75_32"><text:s/></text:span><text:span text:style-name="T75_33">can</text:span><text:span text:style-name="T75_34"><text:s/></text:span><text:span text:style-name="T75_35">barely</text:span><text:span text:style-name="T75_36"><text:s/></text:span><text:span text:style-name="T75_37">submit</text:span><text:span text:style-name="T75_38"><text:s/></text:span><text:span text:style-name="T75_39">a</text:span><text:span text:style-name="T75_40"><text:s/></text:span><text:span text:style-name="T75_41">workflow</text:span><text:span text:style-name="T75_42"><text:s/></text:span><text:span text:style-name="T75_43">from</text:span><text:span text:style-name="T75_44"><text:s/></text:span><text:span text:style-name="T75_45">a</text:span><text:span text:style-name="T75_46"><text:s/></text:span><text:span text:style-name="T75_47">remote</text:span><text:span text:style-name="T75_48"><text:s/></text:span><text:span text:style-name="T75_49">machine</text:span><text:span text:style-name="T75_50">.<text:s/></text:span><text:span text:style-name="T75_51">The</text:span><text:span text:style-name="T75_52"><text:s/></text:span><text:span text:style-name="T75_53">solution</text:span><text:span text:style-name="T75_54"><text:s/></text:span><text:span text:style-name="T75_55">in</text:span><text:span text:style-name="T75_56"><text:s/></text:span><text:span text:style-name="T75_57">this</text:span><text:span text:style-name="T75_58"><text:s/></text:span><text:span text:style-name="T75_59">case</text:span><text:span text:style-name="T75_60"><text:s/></text:span><text:span text:style-name="T75_61">is</text:span><text:span text:style-name="T75_62"><text:s/></text:span><text:span text:style-name="T75_63">to</text:span><text:span text:style-name="T75_64"><text:s/></text:span><text:span text:style-name="T75_65">submit</text:span><text:span text:style-name="T75_66"><text:s/></text:span><text:span text:style-name="T75_67">the</text:span><text:span text:style-name="T75_68"><text:s/></text:span><text:span text:style-name="T75_69">workflow</text:span><text:span text:style-name="T75_70"><text:s/></text:span><text:span text:style-name="T75_71">from</text:span><text:span text:style-name="T75_72"><text:s/></text:span><text:span text:style-name="T75_73">the</text:span><text:span text:style-name="T75_74"><text:s/></text:span><text:span text:style-name="T75_75">cluster</text:span><text:span text:style-name="T75_76">.</text:span></text:p>
        </text:list-item>
        <text:list-item>
          <text:p text:style-name="P76"><text:span text:style-name="T76_1">GUI</text:span><text:span text:style-name="T76_2">:<text:s/></text:span><text:span text:style-name="T76_3">sometimes</text:span><text:span text:style-name="T76_4"><text:s/></text:span><text:span text:style-name="T76_5">plots</text:span><text:span text:style-name="T76_6"><text:s/></text:span><text:span text:style-name="T76_7">are</text:span><text:span text:style-name="T76_8"><text:s/></text:span><text:span text:style-name="T76_9">not</text:span><text:span text:style-name="T76_10"><text:s/></text:span><text:span text:style-name="T76_11">updated</text:span><text:span text:style-name="T76_12">,<text:s/></text:span><text:span text:style-name="T76_13">the</text:span><text:span text:style-name="T76_14"><text:s/></text:span><text:span text:style-name="T76_15">user</text:span><text:span text:style-name="T76_16"><text:s/></text:span><text:span text:style-name="T76_17">has</text:span><text:span text:style-name="T76_18"><text:s/></text:span><text:span text:style-name="T76_19">to</text:span><text:span text:style-name="T76_20"><text:s/></text:span><text:span text:style-name="T76_21">refresh</text:span><text:span text:style-name="T76_22"><text:s/></text:span><text:span text:style-name="T76_23">the</text:span><text:span text:style-name="T76_24"><text:s/></text:span><text:span text:style-name="T76_25">workflow</text:span><text:span text:style-name="T76_26"><text:s/></text:span><text:span text:style-name="T76_27">list</text:span><text:span text:style-name="T76_28"><text:s/></text:span><text:span text:style-name="T76_29">and</text:span><text:span text:style-name="T76_30"><text:s/></text:span><text:span text:style-name="T76_31">reload</text:span><text:span text:style-name="T76_32"><text:s/></text:span><text:span text:style-name="T76_33">the</text:span><text:span text:style-name="T76_34"><text:s/></text:span><text:span text:style-name="T76_35">workflow</text:span><text:span text:style-name="T76_36">.</text:span></text:p>
        </text:list-item>
      </text:list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9999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